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cm" svg:stroke-color="#000000" draw:marker-start-width="0.2cm" draw:marker-end-width="0.2cm" draw:fill="none" draw:fill-color="#729fcf" draw:textarea-horizontal-align="justify" draw:textarea-vertical-align="middle" draw:auto-grow-height="false" fo:min-height="0.55cm" fo:min-width="0.3cm" fo:padding-top="0.125cm" fo:padding-bottom="0.125cm" fo:padding-left="0.25cm" fo:padding-right="0.25cm"/>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fo:min-height="0.472cm" fo:min-width="0.222cm"/>
    </style:style>
    <style:style style:name="gr4" style:family="graphic" style:parent-style-name="standard">
      <style:graphic-properties draw:stroke="solid" svg:stroke-width="0cm" svg:stroke-color="#000000" draw:marker-start-width="0.2cm" draw:marker-end-width="0.2cm" draw:fill="none" draw:textarea-horizontal-align="justify" draw:textarea-vertical-align="middle" draw:auto-grow-height="false" fo:min-height="0.15cm" fo:min-width="0.3cm" fo:padding-top="0.125cm" fo:padding-bottom="0.125cm" fo:padding-left="0.25cm" fo:padding-right="0.25cm"/>
    </style:style>
    <style:style style:name="gr5" style:family="graphic" style:parent-style-name="standard">
      <style:graphic-properties svg:stroke-color="#000000" draw:fill="none" draw:textarea-horizontal-align="justify" draw:textarea-vertical-align="middle" draw:auto-grow-height="false" fo:min-height="0.112cm" fo:min-width="0.262cm"/>
    </style:style>
    <style:style style:name="gr6" style:family="graphic" style:parent-style-name="standard">
      <style:graphic-properties svg:stroke-color="#000000" draw:fill="none" draw:textarea-horizontal-align="justify" draw:textarea-vertical-align="middle" draw:auto-grow-height="false" fo:min-height="0.316cm" fo:min-width="0.066cm"/>
    </style:style>
    <style:style style:name="gr7" style:family="graphic" style:parent-style-name="standard">
      <style:graphic-properties svg:stroke-color="#000000" draw:fill="none" draw:textarea-horizontal-align="justify" draw:textarea-vertical-align="middle" draw:auto-grow-height="false" fo:min-height="0.322cm" fo:min-width="0.072cm"/>
    </style:style>
    <style:style style:name="gr8" style:family="graphic" style:parent-style-name="standard">
      <style:graphic-properties svg:stroke-width="0cm" svg:stroke-color="#000000" draw:marker-start-width="0.2cm" draw:marker-end-width="0.2cm" draw:fill="none" draw:fill-color="#729fcf" draw:textarea-horizontal-align="justify" draw:textarea-vertical-align="middle" draw:auto-grow-height="false" fo:min-height="0.174cm" fo:min-width="0.066cm" fo:padding-top="0.125cm" fo:padding-bottom="0.125cm" fo:padding-left="0.25cm" fo:padding-right="0.25cm"/>
    </style:style>
    <style:style style:name="gr9" style:family="graphic" style:parent-style-name="standard">
      <style:graphic-properties svg:stroke-width="0cm" svg:stroke-color="#000000" draw:marker-start-width="0.2cm" draw:marker-end-width="0.2cm" draw:fill="none" draw:textarea-horizontal-align="justify" draw:textarea-vertical-align="middle" draw:auto-grow-height="false" fo:min-height="0.017cm" fo:min-width="0cm" fo:padding-top="0.125cm" fo:padding-bottom="0.125cm" fo:padding-left="0.25cm" fo:padding-right="0.25cm"/>
    </style:style>
    <style:style style:name="gr10" style:family="graphic" style:parent-style-name="standard">
      <style:graphic-properties svg:stroke-width="0cm" svg:stroke-color="#000000" draw:marker-start-width="0.2cm" draw:marker-end-width="0.2cm" draw:fill="none" draw:textarea-horizontal-align="justify" draw:textarea-vertical-align="middle" draw:auto-grow-height="false" fo:min-height="0.01cm" fo:min-width="0cm" fo:padding-top="0.125cm" fo:padding-bottom="0.125cm" fo:padding-left="0.25cm" fo:padding-right="0.25cm"/>
    </style:style>
    <style:style style:name="gr11" style:family="graphic" style:parent-style-name="standard">
      <style:graphic-properties svg:stroke-color="#000000" draw:fill="none" draw:textarea-horizontal-align="justify" draw:textarea-vertical-align="middle" draw:auto-grow-height="false" fo:min-height="0.15cm" fo:min-width="0cm"/>
    </style:style>
    <style:style style:name="gr12" style:family="graphic" style:parent-style-name="standard">
      <style:graphic-properties svg:stroke-width="0cm" svg:stroke-color="#000000" draw:marker-start-width="0.2cm" draw:marker-end-width="0.2cm" draw:fill="none" draw:fill-color="#000000" draw:textarea-vertical-align="middle" draw:auto-grow-height="false" fo:min-height="0.55cm" fo:min-width="0.3cm" fo:padding-top="0.125cm" fo:padding-bottom="0.125cm" fo:padding-left="0.25cm" fo:padding-right="0.25cm"/>
    </style:style>
    <style:style style:name="gr13" style:family="graphic" style:parent-style-name="standard">
      <style:graphic-properties svg:stroke-color="#000000" draw:fill="none" draw:textarea-horizontal-align="justify" draw:textarea-vertical-align="middle" draw:auto-grow-height="false" fo:min-height="0cm" fo:min-width="0cm"/>
    </style:style>
    <style:style style:name="gr14" style:family="graphic" style:parent-style-name="standard">
      <style:graphic-properties svg:stroke-color="#000000" draw:fill="none" draw:textarea-horizontal-align="justify" draw:textarea-vertical-align="middle" draw:auto-grow-height="false" fo:min-height="0.128cm" fo:min-width="0.004cm"/>
    </style:style>
    <style:style style:name="gr15" style:family="graphic" style:parent-style-name="standard">
      <style:graphic-properties svg:stroke-color="#000000" draw:fill="none" draw:textarea-horizontal-align="justify" draw:textarea-vertical-align="middle" draw:auto-grow-height="false" fo:min-height="0.31cm" fo:min-width="0cm"/>
    </style:style>
    <style:style style:name="gr16" style:family="graphic" style:parent-style-name="standard">
      <style:graphic-properties svg:stroke-color="#000000" draw:fill="none" draw:textarea-horizontal-align="justify" draw:textarea-vertical-align="middle" draw:auto-grow-height="false" fo:min-height="0.182cm" fo:min-width="0cm"/>
    </style:style>
    <style:style style:name="gr17" style:family="graphic" style:parent-style-name="standard">
      <style:graphic-properties svg:stroke-color="#000000" draw:fill="none" draw:textarea-horizontal-align="justify" draw:textarea-vertical-align="middle" draw:auto-grow-height="false" fo:min-height="0.55cm" fo:min-width="0.3cm"/>
    </style:style>
    <style:style style:name="gr18" style:family="graphic" style:parent-style-name="standard">
      <style:graphic-properties svg:stroke-color="#000000" draw:fill="none" draw:textarea-horizontal-align="justify" draw:textarea-vertical-align="middle" draw:auto-grow-height="false" fo:min-height="0.123cm" fo:min-width="0.101cm"/>
    </style:style>
    <style:style style:name="gr19" style:family="graphic" style:parent-style-name="standard">
      <style:graphic-properties svg:stroke-color="#000000" draw:fill="none" draw:textarea-horizontal-align="justify" draw:textarea-vertical-align="middle" draw:auto-grow-height="false" fo:min-height="0.351cm" fo:min-width="0.1cm"/>
    </style:style>
    <style:style style:name="gr20" style:family="graphic" style:parent-style-name="standard">
      <style:graphic-properties svg:stroke-color="#000000" draw:fill="none" draw:textarea-horizontal-align="justify" draw:textarea-vertical-align="middle" draw:auto-grow-height="false" fo:min-height="0.398cm" fo:min-width="0.201cm"/>
    </style:style>
    <style:style style:name="gr21" style:family="graphic" style:parent-style-name="standard">
      <style:graphic-properties svg:stroke-color="#000000" draw:fill="none" draw:auto-grow-height="false" fo:min-height="0.402cm" fo:min-width="0.152cm" fo:wrap-option="no-wrap"/>
    </style:style>
    <style:style style:name="gr22" style:family="graphic" style:parent-style-name="standard">
      <style:graphic-properties svg:stroke-width="0cm" svg:stroke-color="#000000" draw:marker-start-width="0.2cm" draw:marker-end-width="0.2cm" draw:fill="none" draw:fill-color="#000000" draw:textarea-horizontal-align="justify" draw:textarea-vertical-align="middle" draw:auto-grow-height="false" fo:min-height="0.316cm" fo:min-width="0.066cm" fo:padding-top="0.125cm" fo:padding-bottom="0.125cm" fo:padding-left="0.25cm" fo:padding-right="0.25cm"/>
    </style:style>
    <style:style style:name="gr23" style:family="graphic" style:parent-style-name="standard">
      <style:graphic-properties svg:stroke-color="#000000" draw:fill="none" draw:textarea-horizontal-align="justify" draw:textarea-vertical-align="middle" draw:auto-grow-height="false" fo:min-height="0.034cm" fo:min-width="0cm"/>
    </style:style>
    <style:style style:name="gr24" style:family="graphic" style:parent-style-name="standard">
      <style:graphic-properties svg:stroke-color="#000000" draw:fill="none" draw:textarea-vertical-align="middle" draw:auto-grow-height="false" fo:min-height="0.55cm" fo:min-width="0cm" fo:wrap-option="wrap"/>
    </style:style>
    <style:style style:name="gr25" style:family="graphic" style:parent-style-name="standard">
      <style:graphic-properties svg:stroke-color="#000000" draw:fill="none" draw:textarea-vertical-align="middle" draw:auto-grow-height="false" fo:min-height="0.002cm" fo:min-width="0cm"/>
    </style:style>
    <style:style style:name="gr26" style:family="graphic" style:parent-style-name="standard">
      <style:graphic-properties svg:stroke-color="#000000" draw:fill="none" draw:auto-grow-height="false" fo:min-height="0.01cm" fo:min-width="0.116cm" fo:wrap-option="wrap"/>
    </style:style>
    <style:style style:name="gr27" style:family="graphic" style:parent-style-name="standard">
      <style:graphic-properties svg:stroke-color="#000000" draw:fill="none" fo:min-height="0cm" fo:min-width="0cm"/>
    </style:style>
    <style:style style:name="gr28" style:family="graphic" style:parent-style-name="standard">
      <style:graphic-properties svg:stroke-color="#000000" draw:fill="none" draw:textarea-horizontal-align="justify" draw:textarea-vertical-align="middle" draw:auto-grow-height="false" fo:min-height="0.14cm" fo:min-width="0.023cm" fo:wrap-option="no-wrap"/>
    </style:style>
    <style:style style:name="gr29" style:family="graphic" style:parent-style-name="standard">
      <style:graphic-properties svg:stroke-color="#000000" draw:fill="none" draw:auto-grow-height="false" fo:min-height="0cm" fo:min-width="0cm" fo:wrap-option="wrap"/>
    </style:style>
    <style:style style:name="gr30" style:family="graphic" style:parent-style-name="standard">
      <style:graphic-properties svg:stroke-color="#000000" draw:fill="none" draw:textarea-horizontal-align="justify" draw:textarea-vertical-align="middle" draw:auto-grow-height="false" fo:min-height="0.35cm" fo:min-width="0.1cm"/>
    </style:style>
    <style:style style:name="gr31" style:family="graphic" style:parent-style-name="standard">
      <style:graphic-properties svg:stroke-color="#000000" draw:fill="none" draw:textarea-vertical-align="middle" draw:auto-grow-height="false" fo:min-height="0.212cm" fo:min-width="0cm" fo:wrap-option="wrap"/>
    </style:style>
    <style:style style:name="gr32" style:family="graphic" style:parent-style-name="standard">
      <style:graphic-properties svg:stroke-color="#000000" draw:fill="none" draw:textarea-vertical-align="middle" draw:auto-grow-height="false" fo:min-height="0.002cm" fo:min-width="0cm" fo:wrap-option="wrap"/>
    </style:style>
    <style:style style:name="gr33" style:family="graphic" style:parent-style-name="standard">
      <style:graphic-properties svg:stroke-color="#000000" draw:fill="none" draw:opacity="100%" draw:opacity-name="" draw:textarea-vertical-align="middle" draw:auto-grow-height="false" fo:min-height="0.017cm" fo:min-width="0cm"/>
    </style:style>
    <style:style style:name="gr34" style:family="graphic" style:parent-style-name="standard">
      <style:graphic-properties svg:stroke-color="#000000" draw:fill="none" draw:textarea-vertical-align="middle" draw:auto-grow-height="false" fo:min-height="0.55cm" fo:min-width="0.3cm"/>
    </style:style>
    <style:style style:name="gr35" style:family="graphic" style:parent-style-name="standard">
      <style:graphic-properties svg:stroke-color="#000000" draw:fill="none" draw:textarea-horizontal-align="justify" draw:textarea-vertical-align="middle" draw:auto-grow-height="false" fo:min-height="0.186cm" fo:min-width="0cm"/>
    </style:style>
    <style:style style:name="gr36" style:family="graphic" style:parent-style-name="standard">
      <style:graphic-properties svg:stroke-color="#000000" draw:fill="none" draw:textarea-horizontal-align="justify" draw:textarea-vertical-align="middle" draw:auto-grow-height="false" fo:min-height="0.074cm" fo:min-width="0cm"/>
    </style:style>
    <style:style style:name="gr37" style:family="graphic" style:parent-style-name="standard">
      <style:graphic-properties svg:stroke-color="#000000" draw:fill="none" draw:textarea-horizontal-align="justify" draw:textarea-vertical-align="middle" draw:auto-grow-height="false" fo:min-height="0.308cm" fo:min-width="0.058cm"/>
    </style:style>
    <style:style style:name="gr38" style:family="graphic" style:parent-style-name="standard">
      <style:graphic-properties svg:stroke-color="#000000" draw:fill="none" draw:textarea-horizontal-align="justify" draw:textarea-vertical-align="middle" draw:auto-grow-height="false" fo:min-height="0.276cm" fo:min-width="0.126cm"/>
    </style:style>
    <style:style style:name="gr39" style:family="graphic" style:parent-style-name="standard">
      <style:graphic-properties svg:stroke-color="#000000" draw:fill="none" draw:textarea-vertical-align="middle" draw:auto-grow-height="false" fo:min-height="0.362cm" fo:min-width="0.112cm"/>
    </style:style>
    <style:style style:name="gr40" style:family="graphic" style:parent-style-name="standard">
      <style:graphic-properties svg:stroke-color="#000000" draw:fill="none" draw:textarea-horizontal-align="justify" draw:textarea-vertical-align="middle" draw:auto-grow-height="false" fo:min-height="0.108cm" fo:min-width="0.301cm"/>
    </style:style>
    <style:style style:name="gr41" style:family="graphic" style:parent-style-name="standard">
      <style:graphic-properties svg:stroke-color="#000000" draw:fill="none" draw:textarea-horizontal-align="justify" draw:textarea-vertical-align="middle" draw:auto-grow-height="false" fo:min-height="0.322cm" fo:min-width="0.186cm"/>
    </style:style>
    <style:style style:name="gr42" style:family="graphic" style:parent-style-name="standard">
      <style:graphic-properties svg:stroke-color="#000000" draw:fill="none" draw:textarea-horizontal-align="justify" draw:textarea-vertical-align="middle" draw:auto-grow-height="false" fo:min-height="0.385cm" fo:min-width="0.301cm"/>
    </style:style>
    <style:style style:name="gr43" style:family="graphic" style:parent-style-name="standard">
      <style:graphic-properties svg:stroke-color="#000000" draw:fill="none" draw:textarea-horizontal-align="justify" draw:textarea-vertical-align="middle" draw:auto-grow-height="false" fo:min-height="0.316cm" fo:min-width="0.222cm"/>
    </style:style>
    <style:style style:name="gr44" style:family="graphic" style:parent-style-name="standard">
      <style:graphic-properties svg:stroke-color="#000000" draw:fill="none" draw:textarea-horizontal-align="justify" draw:textarea-vertical-align="middle" draw:auto-grow-height="false" fo:min-height="0.551cm" fo:min-width="0.034cm"/>
    </style:style>
    <style:style style:name="gr45" style:family="graphic" style:parent-style-name="standard">
      <style:graphic-properties svg:stroke-color="#000000" draw:fill="none" draw:textarea-horizontal-align="justify" draw:textarea-vertical-align="middle" draw:auto-grow-height="false" fo:min-height="0.551cm" fo:min-width="0.027cm"/>
    </style:style>
    <style:style style:name="gr46" style:family="graphic" style:parent-style-name="standard">
      <style:graphic-properties svg:stroke-color="#000000" draw:fill="none" draw:textarea-horizontal-align="justify" draw:textarea-vertical-align="middle" draw:auto-grow-height="false" fo:min-height="0.451cm" fo:min-width="0.301cm"/>
    </style:style>
    <style:style style:name="gr47" style:family="graphic" style:parent-style-name="standard">
      <style:graphic-properties svg:stroke-color="#000000" draw:fill="none" draw:textarea-horizontal-align="justify" draw:textarea-vertical-align="middle" draw:auto-grow-height="false" fo:min-height="0.232cm" fo:min-width="0.301cm"/>
    </style:style>
    <style:style style:name="gr48" style:family="graphic" style:parent-style-name="standard">
      <style:graphic-properties svg:stroke-color="#000000" draw:fill="none" draw:textarea-horizontal-align="justify" draw:textarea-vertical-align="middle" draw:auto-grow-height="false" fo:min-height="0.233cm" fo:min-width="0.301cm"/>
    </style:style>
    <style:style style:name="gr49" style:family="graphic" style:parent-style-name="standard">
      <style:graphic-properties svg:stroke-color="#000000" draw:fill="none" draw:textarea-horizontal-align="justify" draw:textarea-vertical-align="middle" draw:auto-grow-height="false" fo:min-height="0.284cm" fo:min-width="0.189cm"/>
    </style:style>
    <style:style style:name="gr50" style:family="graphic" style:parent-style-name="standard">
      <style:graphic-properties svg:stroke-color="#000000" draw:fill="none" draw:textarea-horizontal-align="justify" draw:textarea-vertical-align="middle" draw:auto-grow-height="false" fo:min-height="0.306cm" fo:min-width="0.242cm" fo:wrap-option="no-wrap"/>
    </style:style>
    <style:style style:name="gr51" style:family="graphic" style:parent-style-name="standard">
      <style:graphic-properties svg:stroke-color="#000000" draw:fill="none" draw:fill-color="#000000" draw:textarea-horizontal-align="justify" draw:textarea-vertical-align="middle" draw:auto-grow-height="false" fo:min-height="0.351cm" fo:min-width="0.301cm" fo:wrap-option="no-wrap"/>
    </style:style>
    <style:style style:name="gr52" style:family="graphic" style:parent-style-name="standard">
      <style:graphic-properties svg:stroke-color="#000000" draw:fill="none" draw:textarea-horizontal-align="justify" draw:textarea-vertical-align="middle" draw:auto-grow-height="false" fo:min-height="0.172cm" fo:min-width="0.064cm" fo:wrap-option="no-wrap"/>
    </style:style>
    <style:style style:name="gr53" style:family="graphic" style:parent-style-name="standard">
      <style:graphic-properties svg:stroke-color="#000000" draw:fill="none" draw:textarea-horizontal-align="justify" draw:textarea-vertical-align="middle" draw:auto-grow-height="false" fo:min-height="0cm" fo:min-width="0.172cm"/>
    </style:style>
    <style:style style:name="gr54" style:family="graphic" style:parent-style-name="standard">
      <style:graphic-properties svg:stroke-color="#000000" draw:fill="none" draw:textarea-horizontal-align="justify" draw:textarea-vertical-align="middle" draw:auto-grow-height="false" fo:min-height="0cm" fo:min-width="0.142cm"/>
    </style:style>
    <style:style style:name="gr55" style:family="graphic" style:parent-style-name="standard">
      <style:graphic-properties svg:stroke-color="#000000" draw:fill="none" draw:textarea-horizontal-align="justify" draw:textarea-vertical-align="middle" draw:auto-grow-height="false" fo:min-height="0cm" fo:min-width="0.118cm"/>
    </style:style>
    <style:style style:name="gr56" style:family="graphic" style:parent-style-name="standard">
      <style:graphic-properties svg:stroke-color="#000000" draw:fill="none" draw:textarea-vertical-align="middle" draw:auto-grow-height="false" fo:min-height="0cm" fo:min-width="0cm"/>
    </style:style>
    <style:style style:name="gr57" style:family="graphic" style:parent-style-name="standard">
      <style:graphic-properties svg:stroke-color="#000000" draw:fill="none" draw:textarea-horizontal-align="justify" draw:textarea-vertical-align="middle" draw:auto-grow-height="false" fo:min-height="0.551cm" fo:min-width="0.301cm"/>
    </style:style>
    <style:style style:name="gr58" style:family="graphic" style:parent-style-name="standard">
      <style:graphic-properties svg:stroke-color="#000000" draw:fill="none" draw:textarea-vertical-align="middle" draw:auto-grow-height="false" fo:min-height="0cm" fo:min-width="0.026cm"/>
    </style:style>
    <style:style style:name="gr59" style:family="graphic" style:parent-style-name="standard">
      <style:graphic-properties svg:stroke-color="#000000" draw:fill="none" draw:textarea-horizontal-align="justify" draw:textarea-vertical-align="middle" draw:auto-grow-height="false" fo:min-height="0cm" fo:min-width="0.1cm"/>
    </style:style>
    <style:style style:name="gr60" style:family="graphic" style:parent-style-name="standard">
      <style:graphic-properties svg:stroke-color="#000000" draw:fill="none" draw:textarea-vertical-align="middle" draw:auto-grow-height="false" fo:min-height="0.401cm" fo:min-width="0.151cm"/>
    </style:style>
    <style:style style:name="gr61" style:family="graphic" style:parent-style-name="standard">
      <style:graphic-properties svg:stroke-color="#000000" draw:fill="none" draw:textarea-vertical-align="middle" draw:auto-grow-height="false" fo:min-height="0.35cm" fo:min-width="0.3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loext:graphic-properties draw:fill="none" draw:fill-color="#729fcf"/>
      <style:paragraph-properties fo:text-align="cente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none" draw:fill-color="#000000"/>
      <style:paragraph-properties fo:text-align="center"/>
    </style:style>
    <style:style style:name="P6" style:family="paragraph">
      <loext:graphic-properties draw:fill="none"/>
    </style:style>
    <style:style style:name="P7" style:family="paragraph">
      <loext:graphic-properties draw:fill="none" draw:opacity="100%"/>
      <style:paragraph-properties fo:text-align="center"/>
    </style:style>
  </office:automatic-styles>
  <office:body>
    <office:presentation>
      <draw:page draw:name="page1" draw:style-name="dp1" draw:master-page-name="Default" presentation:presentation-page-layout-name="AL1T1">
        <draw:custom-shape draw:style-name="gr1" draw:text-style-name="P1" draw:layer="layout" svg:width="0.8cm" svg:height="0.8cm" svg:x="0.1cm" svg:y="0.1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 presentation:class="page"/>
          <draw:frame presentation:style-name="pr1" draw:text-style-name="P2" draw:layer="layout" svg:width="16.799cm" svg:height="2cm" svg:x="2.1cm" svg:y="14.107cm" presentation:class="notes" presentation:placeholder="true">
            <draw:text-box/>
          </draw:frame>
        </presentation:notes>
      </draw:page>
      <draw:page draw:name="page2" draw:style-name="dp1" draw:master-page-name="Default" presentation:presentation-page-layout-name="AL1T1">
        <draw:custom-shape draw:style-name="gr3" draw:text-style-name="P3" draw:layer="layout" svg:width="0.8cm" svg:height="0.8cm" svg:x="0.1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 presentation:class="page"/>
          <draw:frame presentation:style-name="pr2" draw:text-style-name="P2" draw:layer="layout" svg:width="16.799cm" svg:height="2cm" svg:x="2.1cm" svg:y="14.107cm" presentation:class="notes" presentation:placeholder="true">
            <draw:text-box/>
          </draw:frame>
        </presentation:notes>
      </draw:page>
      <draw:page draw:name="page3" draw:style-name="dp1" draw:master-page-name="Default" presentation:presentation-page-layout-name="AL1T1">
        <draw:custom-shape draw:style-name="gr4" draw:text-style-name="P3" draw:layer="layout" svg:width="0.8cm" svg:height="0.4cm" svg:x="0.1cm" svg:y="0.3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 presentation:class="page"/>
          <draw:frame presentation:style-name="pr2" draw:text-style-name="P4" draw:layer="layout" svg:width="16.799cm" svg:height="2cm" svg:x="2.1cm" svg:y="14.107cm" presentation:class="notes" presentation:placeholder="true">
            <draw:text-box/>
          </draw:frame>
        </presentation:notes>
      </draw:page>
      <draw:page draw:name="page4" draw:style-name="dp1" draw:master-page-name="Default" presentation:presentation-page-layout-name="AL1T1">
        <draw:custom-shape draw:style-name="gr5" draw:text-style-name="P3" draw:layer="layout" svg:width="0.8cm" svg:height="0.4cm" svg:x="0.1cm" svg:y="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 presentation:class="page"/>
          <draw:frame presentation:style-name="pr2" draw:text-style-name="P2" draw:layer="layout" svg:width="16.799cm" svg:height="2cm" svg:x="2.1cm" svg:y="14.107cm" presentation:class="notes" presentation:placeholder="true">
            <draw:text-box/>
          </draw:frame>
        </presentation:notes>
      </draw:page>
      <draw:page draw:name="page5" draw:style-name="dp1" draw:master-page-name="Default" presentation:presentation-page-layout-name="AL1T1">
        <draw:custom-shape draw:style-name="gr6" draw:text-style-name="P3" draw:layer="layout" svg:width="0.8cm" svg:height="0.8cm" svg:x="0.1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5" presentation:class="page"/>
          <draw:frame presentation:style-name="pr2" draw:text-style-name="P4" draw:layer="layout" svg:width="16.799cm" svg:height="2cm" svg:x="2.1cm" svg:y="14.107cm" presentation:class="notes" presentation:placeholder="true">
            <draw:text-box/>
          </draw:frame>
        </presentation:notes>
      </draw:page>
      <draw:page draw:name="page6" draw:style-name="dp1" draw:master-page-name="Default" presentation:presentation-page-layout-name="AL1T1">
        <draw:custom-shape draw:style-name="gr7" draw:text-style-name="P3" draw:layer="layout" svg:width="0.8cm" svg:height="0.8cm" svg:x="0.1cm" svg:y="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presentation:notes draw:style-name="dp2">
          <draw:page-thumbnail draw:style-name="gr2" draw:layer="layout" svg:width="19.798cm" svg:height="11.136cm" svg:x="0.6cm" svg:y="2.257cm" draw:page-number="6" presentation:class="page"/>
          <draw:frame presentation:style-name="pr2" draw:text-style-name="P2" draw:layer="layout" svg:width="16.799cm" svg:height="2cm" svg:x="2.1cm" svg:y="14.107cm" presentation:class="notes" presentation:placeholder="true">
            <draw:text-box/>
          </draw:frame>
        </presentation:notes>
      </draw:page>
      <draw:page draw:name="page7" draw:style-name="dp1" draw:master-page-name="Default" presentation:presentation-page-layout-name="AL1T1">
        <draw:custom-shape draw:style-name="gr7" draw:text-style-name="P3" draw:layer="layout" svg:width="0.8cm" svg:height="0.8cm" svg:x="0.1cm" svg:y="0.1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presentation:notes draw:style-name="dp2">
          <draw:page-thumbnail draw:style-name="gr2" draw:layer="layout" svg:width="19.798cm" svg:height="11.136cm" svg:x="0.6cm" svg:y="2.257cm" draw:page-number="7" presentation:class="page"/>
          <draw:frame presentation:style-name="pr2" draw:text-style-name="P2" draw:layer="layout" svg:width="16.799cm" svg:height="2cm" svg:x="2.1cm" svg:y="14.107cm" presentation:class="notes" presentation:placeholder="true">
            <draw:text-box/>
          </draw:frame>
        </presentation:notes>
      </draw:page>
      <draw:page draw:name="page8" draw:style-name="dp1" draw:master-page-name="Default" presentation:presentation-page-layout-name="AL1T1">
        <draw:custom-shape draw:style-name="gr8" draw:text-style-name="P1" draw:layer="layout" svg:width="0.8cm" svg:height="0.6cm" svg:x="0.1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8" presentation:class="page"/>
          <draw:frame presentation:style-name="pr2" draw:text-style-name="P4" draw:layer="layout" svg:width="16.799cm" svg:height="2cm" svg:x="2.1cm" svg:y="14.107cm" presentation:class="notes" presentation:placeholder="true">
            <draw:text-box/>
          </draw:frame>
        </presentation:notes>
      </draw:page>
      <draw:page draw:name="page9" draw:style-name="dp1" draw:master-page-name="Default" presentation:presentation-page-layout-name="AL1T1">
        <draw:custom-shape draw:style-name="gr9" draw:text-style-name="P3" draw:layer="layout" svg:width="0.8cm" svg:height="0.8cm" svg:x="0.1cm" svg:y="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9.798cm" svg:height="11.136cm" svg:x="0.6cm" svg:y="2.257cm" draw:page-number="9" presentation:class="page"/>
          <draw:frame presentation:style-name="pr2" draw:text-style-name="P2" draw:layer="layout" svg:width="16.799cm" svg:height="2cm" svg:x="2.1cm" svg:y="14.107cm" presentation:class="notes" presentation:placeholder="true">
            <draw:text-box/>
          </draw:frame>
        </presentation:notes>
      </draw:page>
      <draw:page draw:name="page10" draw:style-name="dp1" draw:master-page-name="Default" presentation:presentation-page-layout-name="AL1T1">
        <draw:custom-shape draw:style-name="gr10" draw:text-style-name="P3" draw:layer="layout" svg:width="0.8cm" svg:height="0.8cm" svg:x="0.1cm" svg:y="0.1cm">
          <text:p/>
          <draw:enhanced-geometry svg:viewBox="0 0 21600 21600"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9.798cm" svg:height="11.136cm" svg:x="0.6cm" svg:y="2.257cm" draw:page-number="10" presentation:class="page"/>
          <draw:frame presentation:style-name="pr2" draw:text-style-name="P2" draw:layer="layout" svg:width="16.799cm" svg:height="2cm" svg:x="2.1cm" svg:y="14.107cm" presentation:class="notes" presentation:placeholder="true">
            <draw:text-box/>
          </draw:frame>
        </presentation:notes>
      </draw:page>
      <draw:page draw:name="page11" draw:style-name="dp1" draw:master-page-name="Default" presentation:presentation-page-layout-name="AL1T1">
        <draw:custom-shape draw:style-name="gr11" draw:text-style-name="P3" draw:layer="layout" svg:width="0.6cm" svg:height="0.8cm" svg:x="0.2cm" svg:y="0.1cm">
          <text:p/>
          <draw:enhanced-geometry svg:viewBox="0 0 21600 21600" draw:glue-points="10800 0 10800 10800 10800 21600" draw:text-areas="5400 5400 16200 16200" draw:type="flowchart-collate" draw:enhanced-path="M 0 0 L 21600 21600 0 21600 21600 0 0 0 Z N"/>
        </draw:custom-shape>
        <presentation:notes draw:style-name="dp2">
          <draw:page-thumbnail draw:style-name="gr2" draw:layer="layout" svg:width="19.798cm" svg:height="11.136cm" svg:x="0.6cm" svg:y="2.257cm" draw:page-number="11" presentation:class="page"/>
          <draw:frame presentation:style-name="pr2" draw:text-style-name="P2" draw:layer="layout" svg:width="16.799cm" svg:height="2cm" svg:x="2.1cm" svg:y="14.107cm" presentation:class="notes" presentation:placeholder="true">
            <draw:text-box/>
          </draw:frame>
        </presentation:notes>
      </draw:page>
      <draw:page draw:name="page12" draw:style-name="dp1" draw:master-page-name="Default" presentation:presentation-page-layout-name="AL1T1">
        <draw:custom-shape draw:style-name="gr12" draw:text-style-name="P5" draw:layer="layout" svg:width="0.8cm" svg:height="0.8cm" svg:x="0.1cm" svg:y="0.1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presentation:notes draw:style-name="dp2">
          <draw:page-thumbnail draw:style-name="gr2" draw:layer="layout" svg:width="19.798cm" svg:height="11.136cm" svg:x="0.6cm" svg:y="2.257cm" draw:page-number="12" presentation:class="page"/>
          <draw:frame presentation:style-name="pr2" draw:text-style-name="P2" draw:layer="layout" svg:width="16.799cm" svg:height="2cm" svg:x="2.1cm" svg:y="14.107cm" presentation:class="notes" presentation:placeholder="true">
            <draw:text-box/>
          </draw:frame>
        </presentation:notes>
      </draw:page>
      <draw:page draw:name="page13" draw:style-name="dp1" draw:master-page-name="Default" presentation:presentation-page-layout-name="AL1T1">
        <draw:custom-shape draw:style-name="gr13" draw:text-style-name="P3" draw:layer="layout" svg:width="0.8cm" svg:height="0.4cm" svg:x="0.1cm" svg:y="0.3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2" draw:layer="layout" svg:width="19.798cm" svg:height="11.136cm" svg:x="0.6cm" svg:y="2.257cm" draw:page-number="13" presentation:class="page"/>
          <draw:frame presentation:style-name="pr2" draw:text-style-name="P2" draw:layer="layout" svg:width="16.799cm" svg:height="2cm" svg:x="2.1cm" svg:y="14.107cm" presentation:class="notes" presentation:placeholder="true">
            <draw:text-box/>
          </draw:frame>
        </presentation:notes>
      </draw:page>
      <draw:page draw:name="page14" draw:style-name="dp1" draw:master-page-name="Default" presentation:presentation-page-layout-name="AL1T1">
        <draw:custom-shape draw:style-name="gr11" draw:text-style-name="P3" draw:layer="layout" svg:width="0.8cm" svg:height="0.8cm" svg:x="0.1cm" svg:y="0.1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9.798cm" svg:height="11.136cm" svg:x="0.6cm" svg:y="2.257cm" draw:page-number="14" presentation:class="page"/>
          <draw:frame presentation:style-name="pr2" draw:text-style-name="P2" draw:layer="layout" svg:width="16.799cm" svg:height="2cm" svg:x="2.1cm" svg:y="14.107cm" presentation:class="notes" presentation:placeholder="true">
            <draw:text-box/>
          </draw:frame>
        </presentation:notes>
      </draw:page>
      <draw:page draw:name="page15" draw:style-name="dp1" draw:master-page-name="Default" presentation:presentation-page-layout-name="AL1T1">
        <draw:custom-shape draw:style-name="gr14" draw:text-style-name="P3" draw:layer="layout" svg:width="0.8cm" svg:height="0.6cm" svg:x="0.1cm" svg:y="0.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2" draw:layer="layout" svg:width="19.798cm" svg:height="11.136cm" svg:x="0.6cm" svg:y="2.257cm" draw:page-number="15" presentation:class="page"/>
          <draw:frame presentation:style-name="pr2" draw:text-style-name="P2" draw:layer="layout" svg:width="16.799cm" svg:height="2cm" svg:x="2.1cm" svg:y="14.107cm" presentation:class="notes" presentation:placeholder="true">
            <draw:text-box/>
          </draw:frame>
        </presentation:notes>
      </draw:page>
      <draw:page draw:name="page16" draw:style-name="dp1" draw:master-page-name="Default" presentation:presentation-page-layout-name="AL1T1">
        <draw:custom-shape draw:style-name="gr15" draw:text-style-name="P3" draw:layer="layout" svg:width="0.76cm" svg:height="0.73cm" svg:x="0.12cm" svg:y="0.13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2" draw:layer="layout" svg:width="19.798cm" svg:height="11.136cm" svg:x="0.6cm" svg:y="2.257cm" draw:page-number="16" presentation:class="page"/>
          <draw:frame presentation:style-name="pr2" draw:text-style-name="P2" draw:layer="layout" svg:width="16.799cm" svg:height="2cm" svg:x="2.1cm" svg:y="14.107cm" presentation:class="notes" presentation:placeholder="true">
            <draw:text-box/>
          </draw:frame>
        </presentation:notes>
      </draw:page>
      <draw:page draw:name="page17" draw:style-name="dp1" draw:master-page-name="Default" presentation:presentation-page-layout-name="AL1T1">
        <draw:custom-shape draw:style-name="gr16" draw:text-style-name="P3" draw:layer="layout" svg:width="0.79cm" svg:height="0.7cm" svg:x="0.105cm" svg:y="0.15cm">
          <text:p/>
          <draw:enhanced-geometry svg:viewBox="0 0 21600 21600" draw:glue-points="10800 0 0 10800 10800 21600 21600 10800" draw:text-areas="?f3 ?f3 ?f4 ?f4" draw:type="hexagon" draw:modifiers="5743.8202247191"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2" draw:layer="layout" svg:width="19.798cm" svg:height="11.136cm" svg:x="0.6cm" svg:y="2.257cm" draw:page-number="17" presentation:class="page"/>
          <draw:frame presentation:style-name="pr2" draw:text-style-name="P2" draw:layer="layout" svg:width="16.799cm" svg:height="2cm" svg:x="2.1cm" svg:y="14.107cm" presentation:class="notes" presentation:placeholder="true">
            <draw:text-box/>
          </draw:frame>
        </presentation:notes>
      </draw:page>
      <draw:page draw:name="page18" draw:style-name="dp1" draw:master-page-name="Default" presentation:presentation-page-layout-name="AL1T1">
        <draw:custom-shape draw:style-name="gr6" draw:text-style-name="P3" draw:layer="layout" svg:width="0.8cm" svg:height="0.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2">
          <draw:page-thumbnail draw:style-name="gr2" draw:layer="layout" svg:width="19.798cm" svg:height="11.136cm" svg:x="0.6cm" svg:y="2.257cm" draw:page-number="18" presentation:class="page"/>
          <draw:frame presentation:style-name="pr2" draw:text-style-name="P2" draw:layer="layout" svg:width="16.799cm" svg:height="2cm" svg:x="2.1cm" svg:y="14.107cm" presentation:class="notes" presentation:placeholder="true">
            <draw:text-box/>
          </draw:frame>
        </presentation:notes>
      </draw:page>
      <draw:page draw:name="page19" draw:style-name="dp1" draw:master-page-name="Default" presentation:presentation-page-layout-name="AL1T1">
        <draw:custom-shape draw:style-name="gr11" draw:text-style-name="P3" draw:layer="layout" svg:width="0.8cm" svg:height="0.8cm" svg:x="0.1cm" svg:y="0.1cm">
          <text:p/>
          <draw:enhanced-geometry svg:viewBox="0 0 21600 21600" draw:glue-points="10800 0 0 10800 10800 21600 21600 10800" draw:path-stretchpoint-x="10800" draw:path-stretchpoint-y="10800" draw:text-areas="?f1 ?f1 ?f2 ?f3" draw:type="cross" draw:modifiers="7146.067415730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9" presentation:class="page"/>
          <draw:frame presentation:style-name="pr2" draw:text-style-name="P2" draw:layer="layout" svg:width="16.799cm" svg:height="2cm" svg:x="2.1cm" svg:y="14.107cm" presentation:class="notes" presentation:placeholder="true">
            <draw:text-box/>
          </draw:frame>
        </presentation:notes>
      </draw:page>
      <draw:page draw:name="page20" draw:style-name="dp1" draw:master-page-name="Default" presentation:presentation-page-layout-name="AL1T1">
        <draw:custom-shape draw:style-name="gr6" draw:text-style-name="P3" draw:layer="layout" svg:width="0.8cm" svg:height="0.8cm" svg:x="0.1cm" svg:y="0.1cm">
          <text:p/>
          <draw:enhanced-geometry svg:viewBox="0 0 21600 21600" draw:glue-points="10800 0 3163 3163 0 10800 3163 18437 10800 21600 18437 18437 21600 10800 18437 3163" draw:text-areas="3163 3163 18437 18437" draw:type="ring" draw:modifiers="2885.3932584269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presentation:notes draw:style-name="dp2">
          <draw:page-thumbnail draw:style-name="gr2" draw:layer="layout" svg:width="19.798cm" svg:height="11.136cm" svg:x="0.6cm" svg:y="2.257cm" draw:page-number="20" presentation:class="page"/>
          <draw:frame presentation:style-name="pr2" draw:text-style-name="P2" draw:layer="layout" svg:width="16.799cm" svg:height="2cm" svg:x="2.1cm" svg:y="14.107cm" presentation:class="notes" presentation:placeholder="true">
            <draw:text-box/>
          </draw:frame>
        </presentation:notes>
      </draw:page>
      <draw:page draw:name="page21" draw:style-name="dp1" draw:master-page-name="Default" presentation:presentation-page-layout-name="AL1T1">
        <draw:custom-shape draw:style-name="gr17" draw:text-style-name="P3" draw:layer="layout" svg:width="0.8cm" svg:height="0.8cm" svg:x="0.1cm" svg:y="0.25cm">
          <text:p/>
          <draw:enhanced-geometry svg:viewBox="0 0 21600 21600" draw:type="block-arc" draw:modifiers="-179.900355266525 7752.820713230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presentation:notes draw:style-name="dp2">
          <draw:page-thumbnail draw:style-name="gr2" draw:layer="layout" svg:width="19.798cm" svg:height="11.136cm" svg:x="0.6cm" svg:y="2.257cm" draw:page-number="21" presentation:class="page"/>
          <draw:frame presentation:style-name="pr2" draw:text-style-name="P4" draw:layer="layout" svg:width="16.799cm" svg:height="2cm" svg:x="2.1cm" svg:y="14.107cm" presentation:class="notes" presentation:placeholder="true">
            <draw:text-box/>
          </draw:frame>
        </presentation:notes>
      </draw:page>
      <draw:page draw:name="page22" draw:style-name="dp1" draw:master-page-name="Default" presentation:presentation-page-layout-name="AL1T1">
        <draw:custom-shape draw:style-name="gr18" draw:text-style-name="P3" draw:layer="layout" svg:width="0.6cm" svg:height="0.8cm" svg:x="0.2cm" svg:y="0.1cm">
          <text:p/>
          <draw:enhanced-geometry svg:viewBox="0 0 88 21600" draw:glue-points="44 ?f6 44 0 0 10800 44 21600 88 10800" draw:text-areas="0 ?f6 88 ?f3" draw:type="can" draw:modifiers="7685.393258426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 draw:layer="layout" svg:width="19.798cm" svg:height="11.136cm" svg:x="0.6cm" svg:y="2.257cm" draw:page-number="22" presentation:class="page"/>
          <draw:frame presentation:style-name="pr2" draw:text-style-name="P2" draw:layer="layout" svg:width="16.799cm" svg:height="2cm" svg:x="2.1cm" svg:y="14.107cm" presentation:class="notes" presentation:placeholder="true">
            <draw:text-box/>
          </draw:frame>
        </presentation:notes>
      </draw:page>
      <draw:page draw:name="page23" draw:style-name="dp1" draw:master-page-name="Default" presentation:presentation-page-layout-name="AL1T1">
        <draw:custom-shape draw:style-name="gr19" draw:text-style-name="P3" draw:layer="layout" svg:width="0.8cm" svg:height="0.8cm" svg:x="0.1cm" svg:y="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9.798cm" svg:height="11.136cm" svg:x="0.6cm" svg:y="2.257cm" draw:page-number="23" presentation:class="page"/>
          <draw:frame presentation:style-name="pr2" draw:text-style-name="P2" draw:layer="layout" svg:width="16.799cm" svg:height="2cm" svg:x="2.1cm" svg:y="14.107cm" presentation:class="notes" presentation:placeholder="true">
            <draw:text-box/>
          </draw:frame>
        </presentation:notes>
      </draw:page>
      <draw:page draw:name="page24" draw:style-name="dp1" draw:master-page-name="Default" presentation:presentation-page-layout-name="AL1T1">
        <draw:custom-shape draw:style-name="gr20" draw:text-style-name="P3" draw:layer="layout" svg:width="0.7cm" svg:height="0.8cm" svg:x="0.15cm" svg:y="0.1cm">
          <text:p/>
          <draw:enhanced-geometry svg:viewBox="0 0 21600 21600" draw:glue-points="10800 0 0 10800 10800 21600 21600 10800" draw:text-areas="0 0 21600 ?f11" draw:type="paper" draw:modifiers="17215.307820299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2" draw:layer="layout" svg:width="19.798cm" svg:height="11.136cm" svg:x="0.6cm" svg:y="2.257cm" draw:page-number="24" presentation:class="page"/>
          <draw:frame presentation:style-name="pr2" draw:text-style-name="P2" draw:layer="layout" svg:width="16.799cm" svg:height="2cm" svg:x="2.1cm" svg:y="14.107cm" presentation:class="notes" presentation:placeholder="true">
            <draw:text-box/>
          </draw:frame>
        </presentation:notes>
      </draw:page>
      <draw:page draw:name="page25" draw:style-name="dp1" draw:master-page-name="Default" presentation:presentation-page-layout-name="AL1T1">
        <draw:custom-shape draw:style-name="gr21" draw:text-style-name="P6" draw:layer="layout" svg:width="0.8cm" svg:height="0.8cm" svg:x="0.1cm" svg:y="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9.798cm" svg:height="11.136cm" svg:x="0.6cm" svg:y="2.257cm" draw:page-number="25" presentation:class="page"/>
          <draw:frame presentation:style-name="pr2" draw:text-style-name="P2" draw:layer="layout" svg:width="16.799cm" svg:height="2cm" svg:x="2.1cm" svg:y="14.107cm" presentation:class="notes" presentation:placeholder="true">
            <draw:text-box/>
          </draw:frame>
        </presentation:notes>
      </draw:page>
      <draw:page draw:name="page26" draw:style-name="dp1" draw:master-page-name="Default" presentation:presentation-page-layout-name="AL2T0">
        <draw:custom-shape draw:style-name="gr22" draw:text-style-name="P5" draw:layer="layout" svg:width="0.8cm" svg:height="0.8cm" svg:x="0.1cm" svg:y="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9.798cm" svg:height="11.136cm" svg:x="0.6cm" svg:y="2.257cm" draw:page-number="26" presentation:class="page"/>
          <draw:frame presentation:style-name="pr1" draw:text-style-name="P4" draw:layer="layout" svg:width="16.799cm" svg:height="2cm" svg:x="2.1cm" svg:y="14.107cm" presentation:class="notes" presentation:placeholder="true">
            <draw:text-box/>
          </draw:frame>
        </presentation:notes>
      </draw:page>
      <draw:page draw:name="page27" draw:style-name="dp1" draw:master-page-name="Default" presentation:presentation-page-layout-name="AL2T0">
        <draw:custom-shape draw:style-name="gr22" draw:text-style-name="P5" draw:layer="layout" svg:width="0.8cm" svg:height="0.8cm" svg:x="0.1cm" svg:y="0.1cm">
          <text:p/>
          <draw:enhanced-geometry svg:viewBox="0 0 21600 21600" draw:glue-points="10800 0 3163 3163 0 10800 3163 18437 10800 21600 18437 18437 21600 10800 18437 3163" draw:text-areas="3163 3163 18437 18437" draw:type="smiley" draw:modifiers="16503.3707865169"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9.798cm" svg:height="11.136cm" svg:x="0.6cm" svg:y="2.257cm" draw:page-number="27" presentation:class="page"/>
          <draw:frame presentation:style-name="pr1" draw:text-style-name="P4" draw:layer="layout" svg:width="16.799cm" svg:height="2cm" svg:x="2.1cm" svg:y="14.107cm" presentation:class="notes" presentation:placeholder="true">
            <draw:text-box/>
          </draw:frame>
        </presentation:notes>
      </draw:page>
      <draw:page draw:name="page28" draw:style-name="dp1" draw:master-page-name="Default" presentation:presentation-page-layout-name="AL2T0">
        <draw:custom-shape draw:style-name="gr22" draw:text-style-name="P5" draw:layer="layout" svg:width="0.8cm" svg:height="0.8cm" svg:x="0.1cm" svg:y="0.1cm">
          <text:p/>
          <draw:enhanced-geometry svg:viewBox="0 0 21600 21600" draw:glue-points="10800 0 3163 3163 0 10800 3163 18437 10800 21600 18437 18437 21600 10800 18437 3163" draw:text-areas="3163 3163 18437 18437" draw:type="smiley" draw:modifiers="15074.1573033708"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9.798cm" svg:height="11.136cm" svg:x="0.6cm" svg:y="2.257cm" draw:page-number="28" presentation:class="page"/>
          <draw:frame presentation:style-name="pr1" draw:text-style-name="P4" draw:layer="layout" svg:width="16.799cm" svg:height="2cm" svg:x="2.1cm" svg:y="14.107cm" presentation:class="notes" presentation:placeholder="true">
            <draw:text-box/>
          </draw:frame>
        </presentation:notes>
      </draw:page>
      <draw:page draw:name="page29" draw:style-name="dp1" draw:master-page-name="Default" presentation:presentation-page-layout-name="AL1T1">
        <draw:custom-shape draw:style-name="gr23" draw:text-style-name="P3" draw:layer="layout" svg:width="0.8cm" svg:height="0.8cm" svg:x="0.1cm" svg:y="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presentation:notes draw:style-name="dp2">
          <draw:page-thumbnail draw:style-name="gr2" draw:layer="layout" svg:width="19.798cm" svg:height="11.136cm" svg:x="0.6cm" svg:y="2.257cm" draw:page-number="29" presentation:class="page"/>
          <draw:frame presentation:style-name="pr2" draw:text-style-name="P2" draw:layer="layout" svg:width="16.799cm" svg:height="2cm" svg:x="2.1cm" svg:y="14.107cm" presentation:class="notes" presentation:placeholder="true">
            <draw:text-box/>
          </draw:frame>
        </presentation:notes>
      </draw:page>
      <draw:page draw:name="page30" draw:style-name="dp1" draw:master-page-name="Default" presentation:presentation-page-layout-name="AL1T1">
        <draw:custom-shape draw:style-name="gr24" draw:text-style-name="P3" draw:layer="layout" svg:width="0.4cm" svg:height="0.8cm" draw:transform="rotate (-3.14159265358979) translate (0.7cm 0.9cm)">
          <text:p/>
          <draw:enhanced-geometry svg:viewBox="0 0 21600 21600" draw:mirror-horizontal="true" draw:glue-points="21600 0 0 10800 21600 21600 ?f0 10800" draw:text-areas="?f1 ?f10 21600 ?f11" draw:mirror-vertical="false"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presentation:notes draw:style-name="dp2">
          <draw:page-thumbnail draw:style-name="gr2" draw:layer="layout" svg:width="19.798cm" svg:height="11.136cm" svg:x="0.6cm" svg:y="2.257cm" draw:page-number="30" presentation:class="page"/>
          <draw:frame presentation:style-name="pr2" draw:text-style-name="P2" draw:layer="layout" svg:width="16.799cm" svg:height="2cm" svg:x="2.1cm" svg:y="14.107cm" presentation:class="notes" presentation:placeholder="true">
            <draw:text-box/>
          </draw:frame>
        </presentation:notes>
      </draw:page>
      <draw:page draw:name="page31" draw:style-name="dp1" draw:master-page-name="Default" presentation:presentation-page-layout-name="AL1T1">
        <draw:custom-shape draw:style-name="gr25" draw:text-style-name="P3" draw:layer="layout" svg:width="0.6cm" svg:height="0.8cm" svg:x="0.2cm" svg:y="0.1cm">
          <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presentation:notes draw:style-name="dp2">
          <draw:page-thumbnail draw:style-name="gr2" draw:layer="layout" svg:width="19.798cm" svg:height="11.136cm" svg:x="0.6cm" svg:y="2.257cm" draw:page-number="31" presentation:class="page"/>
          <draw:frame presentation:style-name="pr2" draw:text-style-name="P2" draw:layer="layout" svg:width="16.799cm" svg:height="2cm" svg:x="2.1cm" svg:y="14.107cm" presentation:class="notes" presentation:placeholder="true">
            <draw:text-box/>
          </draw:frame>
        </presentation:notes>
      </draw:page>
      <draw:page draw:name="page32" draw:style-name="dp1" draw:master-page-name="Default" presentation:presentation-page-layout-name="AL1T1">
        <draw:custom-shape draw:style-name="gr26" draw:text-style-name="P6" draw:layer="layout" svg:width="0.8cm" svg:height="0.8cm" svg:x="0.1cm" svg:y="0.1cm">
          <text:p/>
          <draw:enhanced-geometry svg:viewBox="0 0 21600 21600" draw:glue-points="10800 0 0 10800 10800 21600 21600 10800" draw:text-areas="2500 3500 19100 10500" draw:mirror-horizontal="false" draw:mirror-vertical="fals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2">
          <draw:page-thumbnail draw:style-name="gr2" draw:layer="layout" svg:width="19.798cm" svg:height="11.136cm" svg:x="0.6cm" svg:y="2.257cm" draw:page-number="32" presentation:class="page"/>
          <draw:frame presentation:style-name="pr2" draw:text-style-name="P2" draw:layer="layout" svg:width="16.799cm" svg:height="2cm" svg:x="2.1cm" svg:y="14.107cm" presentation:class="notes" presentation:placeholder="true">
            <draw:text-box/>
          </draw:frame>
        </presentation:notes>
      </draw:page>
      <draw:page draw:name="page33" draw:style-name="dp1" draw:master-page-name="Default" presentation:presentation-page-layout-name="AL1T1">
        <draw:custom-shape draw:style-name="gr27" draw:text-style-name="P6" draw:layer="layout" svg:width="0.8cm" svg:height="0.8cm" svg:x="0.1cm" svg:y="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presentation:notes draw:style-name="dp2">
          <draw:page-thumbnail draw:style-name="gr2" draw:layer="layout" svg:width="19.798cm" svg:height="11.136cm" svg:x="0.6cm" svg:y="2.257cm" draw:page-number="33" presentation:class="page"/>
          <draw:frame presentation:style-name="pr2" draw:text-style-name="P2" draw:layer="layout" svg:width="16.799cm" svg:height="2cm" svg:x="2.1cm" svg:y="14.107cm" presentation:class="notes" presentation:placeholder="true">
            <draw:text-box/>
          </draw:frame>
        </presentation:notes>
      </draw:page>
      <draw:page draw:name="page34" draw:style-name="dp1" draw:master-page-name="Default" presentation:presentation-page-layout-name="AL1T1">
        <draw:custom-shape draw:style-name="gr28" draw:text-style-name="P3" draw:layer="layout" svg:width="0.8cm" svg:height="0.6cm" svg:x="0.1cm" svg:y="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9.798cm" svg:height="11.136cm" svg:x="0.6cm" svg:y="2.257cm" draw:page-number="34" presentation:class="page"/>
          <draw:frame presentation:style-name="pr2" draw:text-style-name="P2" draw:layer="layout" svg:width="16.799cm" svg:height="2cm" svg:x="2.1cm" svg:y="14.107cm" presentation:class="notes" presentation:placeholder="true">
            <draw:text-box/>
          </draw:frame>
        </presentation:notes>
      </draw:page>
      <draw:page draw:name="page35" draw:style-name="dp1" draw:master-page-name="Default" presentation:presentation-page-layout-name="AL1T1">
        <draw:custom-shape draw:style-name="gr6" draw:text-style-name="P3" draw:layer="layout" svg:width="0.8cm" svg:height="0.8cm" svg:x="0.1cm" svg:y="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2" draw:layer="layout" svg:width="19.798cm" svg:height="11.136cm" svg:x="0.6cm" svg:y="2.257cm" draw:page-number="35" presentation:class="page"/>
          <draw:frame presentation:style-name="pr2" draw:text-style-name="P2" draw:layer="layout" svg:width="16.799cm" svg:height="2cm" svg:x="2.1cm" svg:y="14.107cm" presentation:class="notes" presentation:placeholder="true">
            <draw:text-box/>
          </draw:frame>
        </presentation:notes>
      </draw:page>
      <draw:page draw:name="page36" draw:style-name="dp1" draw:master-page-name="Default" presentation:presentation-page-layout-name="AL1T1">
        <draw:custom-shape draw:style-name="gr29" draw:text-style-name="P6" draw:layer="layout" svg:width="0.8cm" svg:height="0.6cm" svg:x="0.1cm" svg:y="0.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2" draw:layer="layout" svg:width="19.798cm" svg:height="11.136cm" svg:x="0.6cm" svg:y="2.257cm" draw:page-number="36" presentation:class="page"/>
          <draw:frame presentation:style-name="pr2" draw:text-style-name="P2" draw:layer="layout" svg:width="16.799cm" svg:height="2cm" svg:x="2.1cm" svg:y="14.107cm" presentation:class="notes" presentation:placeholder="true">
            <draw:text-box/>
          </draw:frame>
        </presentation:notes>
      </draw:page>
      <draw:page draw:name="page37" draw:style-name="dp1" draw:master-page-name="Default" presentation:presentation-page-layout-name="AL1T1">
        <draw:custom-shape draw:style-name="gr30" draw:text-style-name="P3" draw:layer="layout" svg:width="0.8cm" svg:height="0.8cm" svg:x="0.1cm" svg:y="0.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7" presentation:class="page"/>
          <draw:frame presentation:style-name="pr2" draw:text-style-name="P2" draw:layer="layout" svg:width="16.799cm" svg:height="2cm" svg:x="2.1cm" svg:y="14.107cm" presentation:class="notes" presentation:placeholder="true">
            <draw:text-box/>
          </draw:frame>
        </presentation:notes>
      </draw:page>
      <draw:page draw:name="page38" draw:style-name="dp1" draw:master-page-name="Default" presentation:presentation-page-layout-name="AL1T1">
        <draw:custom-shape draw:style-name="gr31" draw:text-style-name="P3" draw:layer="layout" svg:width="0.8cm" svg:height="0.8cm" svg:x="0.1cm" svg:y="0.1cm">
          <text:p/>
          <draw:enhanced-geometry svg:viewBox="0 0 21600 21600" draw:path-stretchpoint-x="10800" draw:path-stretchpoint-y="10800" draw:text-areas="?f24 ?f26 ?f25 ?f27" draw:type="col-60da8460" draw:modifiers="2238.2022471910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2" draw:layer="layout" svg:width="19.798cm" svg:height="11.136cm" svg:x="0.6cm" svg:y="2.257cm" draw:page-number="38" presentation:class="page"/>
          <draw:frame presentation:style-name="pr2" draw:text-style-name="P2" draw:layer="layout" svg:width="16.799cm" svg:height="2cm" svg:x="2.1cm" svg:y="14.107cm" presentation:class="notes" presentation:placeholder="true">
            <draw:text-box/>
          </draw:frame>
        </presentation:notes>
      </draw:page>
      <draw:page draw:name="page39" draw:style-name="dp1" draw:master-page-name="Default" presentation:presentation-page-layout-name="AL1T1">
        <draw:custom-shape draw:style-name="gr32" draw:text-style-name="P3" draw:layer="layout" svg:width="0.8cm" svg:height="0.8cm" svg:x="0.1cm" svg:y="0.1cm">
          <text:p/>
          <draw:enhanced-geometry svg:viewBox="0 0 21600 21600" draw:text-areas="?f7 ?f7 ?f8 ?f8" draw:type="col-502ad400" draw:modifiers="3424.7191011236"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presentation:notes draw:style-name="dp2">
          <draw:page-thumbnail draw:style-name="gr2" draw:layer="layout" svg:width="19.798cm" svg:height="11.136cm" svg:x="0.6cm" svg:y="2.257cm" draw:page-number="39" presentation:class="page"/>
          <draw:frame presentation:style-name="pr2" draw:text-style-name="P2" draw:layer="layout" svg:width="16.799cm" svg:height="2cm" svg:x="2.1cm" svg:y="14.107cm" presentation:class="notes" presentation:placeholder="true">
            <draw:text-box/>
          </draw:frame>
        </presentation:notes>
      </draw:page>
      <draw:page draw:name="page40" draw:style-name="dp1" draw:master-page-name="Default" presentation:presentation-page-layout-name="AL1T1">
        <draw:custom-shape draw:style-name="gr13" draw:text-style-name="P3" draw:layer="layout" svg:width="0.8cm" svg:height="0.8cm" svg:x="0.1cm" svg:y="0.1cm">
          <text:p/>
          <draw:enhanced-geometry svg:viewBox="0 0 21600 21600" draw:text-areas="?f4 ?f4 ?f3 ?f3" draw:type="star4" draw:modifiers="6552.8089887640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presentation:notes draw:style-name="dp2">
          <draw:page-thumbnail draw:style-name="gr2" draw:layer="layout" svg:width="19.798cm" svg:height="11.136cm" svg:x="0.6cm" svg:y="2.257cm" draw:page-number="40" presentation:class="page"/>
          <draw:frame presentation:style-name="pr2" draw:text-style-name="P2" draw:layer="layout" svg:width="16.799cm" svg:height="2cm" svg:x="2.1cm" svg:y="14.107cm" presentation:class="notes" presentation:placeholder="true">
            <draw:text-box/>
          </draw:frame>
        </presentation:notes>
      </draw:page>
      <draw:page draw:name="page41" draw:style-name="dp1" draw:master-page-name="Default" presentation:presentation-page-layout-name="AL1T1">
        <draw:custom-shape draw:style-name="gr33" draw:text-style-name="P7" draw:layer="layout" svg:width="0.8cm" svg:height="0.8cm" svg:x="0.1cm" svg:y="0.1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2" draw:layer="layout" svg:width="19.798cm" svg:height="11.136cm" svg:x="0.6cm" svg:y="2.257cm" draw:page-number="41" presentation:class="page"/>
          <draw:frame presentation:style-name="pr2" draw:text-style-name="P4" draw:layer="layout" svg:width="16.799cm" svg:height="2cm" svg:x="2.1cm" svg:y="14.107cm" presentation:class="notes" presentation:placeholder="true">
            <draw:text-box/>
          </draw:frame>
        </presentation:notes>
      </draw:page>
      <draw:page draw:name="page42" draw:style-name="dp1" draw:master-page-name="Default" presentation:presentation-page-layout-name="AL1T1">
        <draw:custom-shape draw:style-name="gr34" draw:text-style-name="P3" draw:layer="layout" svg:width="0.8cm" svg:height="0.8cm" svg:x="0.1cm" svg:y="0.1cm">
          <text:p/>
          <draw:enhanced-geometry svg:viewBox="0 0 780 907" draw:type="non-primitive" draw:enhanced-path="M 390 0 L 492 276 780 228 594 457 780 679 492 631 390 907 288 631 0 679 186 457 0 228 288 276 390 0 Z N"/>
        </draw:custom-shape>
        <presentation:notes draw:style-name="dp2">
          <draw:page-thumbnail draw:style-name="gr2" draw:layer="layout" svg:width="19.798cm" svg:height="11.136cm" svg:x="0.6cm" svg:y="2.257cm" draw:page-number="42" presentation:class="page"/>
          <draw:frame presentation:style-name="pr2" draw:text-style-name="P2" draw:layer="layout" svg:width="16.799cm" svg:height="2cm" svg:x="2.1cm" svg:y="14.107cm" presentation:class="notes" presentation:placeholder="true">
            <draw:text-box/>
          </draw:frame>
        </presentation:notes>
      </draw:page>
      <draw:page draw:name="page43" draw:style-name="dp1" draw:master-page-name="Default" presentation:presentation-page-layout-name="AL1T1">
        <draw:custom-shape draw:style-name="gr35" draw:text-style-name="P3" draw:layer="layout" svg:width="0.8cm" svg:height="0.8cm" svg:x="0.1cm" svg:y="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9.798cm" svg:height="11.136cm" svg:x="0.6cm" svg:y="2.257cm" draw:page-number="43" presentation:class="page"/>
          <draw:frame presentation:style-name="pr2" draw:text-style-name="P2" draw:layer="layout" svg:width="16.799cm" svg:height="2cm" svg:x="2.1cm" svg:y="14.107cm" presentation:class="notes" presentation:placeholder="true">
            <draw:text-box/>
          </draw:frame>
        </presentation:notes>
      </draw:page>
      <draw:page draw:name="page44" draw:style-name="dp1" draw:master-page-name="Default" presentation:presentation-page-layout-name="AL1T1">
        <draw:custom-shape draw:style-name="gr34" draw:text-style-name="P3" draw:layer="layout" svg:width="0.8cm" svg:height="0.8cm" svg:x="0.1cm" svg:y="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2" draw:layer="layout" svg:width="19.798cm" svg:height="11.136cm" svg:x="0.6cm" svg:y="2.257cm" draw:page-number="44" presentation:class="page"/>
          <draw:frame presentation:style-name="pr2" draw:text-style-name="P2" draw:layer="layout" svg:width="16.799cm" svg:height="2cm" svg:x="2.1cm" svg:y="14.107cm" presentation:class="notes" presentation:placeholder="true">
            <draw:text-box/>
          </draw:frame>
        </presentation:notes>
      </draw:page>
      <draw:page draw:name="page45" draw:style-name="dp1" draw:master-page-name="Default" presentation:presentation-page-layout-name="AL1T1">
        <draw:custom-shape draw:style-name="gr35" draw:text-style-name="P3" draw:layer="layout" svg:width="0.8cm" svg:height="0.8cm" svg:x="0.1cm" svg:y="0.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9.798cm" svg:height="11.136cm" svg:x="0.6cm" svg:y="2.257cm" draw:page-number="45" presentation:class="page"/>
          <draw:frame presentation:style-name="pr2" draw:text-style-name="P2" draw:layer="layout" svg:width="16.799cm" svg:height="2cm" svg:x="2.1cm" svg:y="14.107cm" presentation:class="notes" presentation:placeholder="true">
            <draw:text-box/>
          </draw:frame>
        </presentation:notes>
      </draw:page>
      <draw:page draw:name="page46" draw:style-name="dp1" draw:master-page-name="Default" presentation:presentation-page-layout-name="AL1T1">
        <draw:custom-shape draw:style-name="gr36" draw:text-style-name="P3" draw:layer="layout" svg:width="0.8cm" svg:height="0.8cm" svg:x="0.1cm" svg:y="0.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9.798cm" svg:height="11.136cm" svg:x="0.6cm" svg:y="2.257cm" draw:page-number="46" presentation:class="page"/>
          <draw:frame presentation:style-name="pr2" draw:text-style-name="P4" draw:layer="layout" svg:width="16.799cm" svg:height="2cm" svg:x="2.1cm" svg:y="14.107cm" presentation:class="notes" presentation:placeholder="true">
            <draw:text-box/>
          </draw:frame>
        </presentation:notes>
      </draw:page>
      <draw:page draw:name="page47" draw:style-name="dp1" draw:master-page-name="Default" presentation:presentation-page-layout-name="AL1T1">
        <draw:custom-shape draw:style-name="gr37" draw:text-style-name="P3" draw:layer="layout" svg:width="0.8cm" svg:height="0.8cm" svg:x="0.1cm" svg:y="0.1cm">
          <text:p/>
          <draw:enhanced-geometry svg:viewBox="0 0 21600 21600" draw:path-stretchpoint-x="11000" draw:path-stretchpoint-y="10800" draw:text-areas="?f0 ?f0 ?f3 ?f12" draw:type="vertical-scroll" draw:modifiers="3270.54908485857"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9.798cm" svg:height="11.136cm" svg:x="0.6cm" svg:y="2.257cm" draw:page-number="47" presentation:class="page"/>
          <draw:frame presentation:style-name="pr2" draw:text-style-name="P2" draw:layer="layout" svg:width="16.799cm" svg:height="2cm" svg:x="2.1cm" svg:y="14.107cm" presentation:class="notes" presentation:placeholder="true">
            <draw:text-box/>
          </draw:frame>
        </presentation:notes>
      </draw:page>
      <draw:page draw:name="page48" draw:style-name="dp1" draw:master-page-name="Default" presentation:presentation-page-layout-name="AL1T1">
        <draw:custom-shape draw:style-name="gr38" draw:text-style-name="P3" draw:layer="layout" svg:width="0.8cm" svg:height="0.7cm" svg:x="0.1cm" svg:y="0.1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2" draw:layer="layout" svg:width="19.798cm" svg:height="11.136cm" svg:x="0.6cm" svg:y="2.257cm" draw:page-number="48" presentation:class="page"/>
          <draw:frame presentation:style-name="pr2" draw:text-style-name="P2" draw:layer="layout" svg:width="16.799cm" svg:height="2cm" svg:x="2.1cm" svg:y="14.107cm" presentation:class="notes" presentation:placeholder="true">
            <draw:text-box/>
          </draw:frame>
        </presentation:notes>
      </draw:page>
      <draw:page draw:name="page49" draw:style-name="dp1" draw:master-page-name="Default" presentation:presentation-page-layout-name="AL1T1">
        <draw:custom-shape draw:style-name="gr34" draw:text-style-name="P3" draw:layer="layout" svg:width="0.8cm" svg:height="0.8cm" draw:transform="rotate (1.5707963267949) translate (0.099cm 0.9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2" draw:layer="layout" svg:width="19.798cm" svg:height="11.136cm" svg:x="0.6cm" svg:y="2.257cm" draw:page-number="49" presentation:class="page"/>
          <draw:frame presentation:style-name="pr2" draw:text-style-name="P4" draw:layer="layout" svg:width="16.799cm" svg:height="2cm" svg:x="2.1cm" svg:y="14.107cm" presentation:class="notes" presentation:placeholder="true">
            <draw:text-box/>
          </draw:frame>
        </presentation:notes>
      </draw:page>
      <draw:page draw:name="page50" draw:style-name="dp1" draw:master-page-name="Default" presentation:presentation-page-layout-name="AL1T1">
        <draw:custom-shape draw:style-name="gr39" draw:text-style-name="P3" draw:layer="layout" svg:width="0.8cm" svg:height="0.8cm" svg:x="0.1cm" svg:y="0.1cm">
          <text:p/>
          <draw:enhanced-geometry svg:viewBox="0 0 21600 21600" draw:glue-points="10800 0 0 10800 10800 21600 21600 10800" draw:path-stretchpoint-x="10800" draw:path-stretchpoint-y="10800" draw:text-areas="?f12 ?f13 ?f14 ?f15" draw:type="mso-spt21" draw:modifiers="4125.84269662921"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0" presentation:class="page"/>
          <draw:frame presentation:style-name="pr2" draw:text-style-name="P2" draw:layer="layout" svg:width="16.799cm" svg:height="2cm" svg:x="2.1cm" svg:y="14.107cm" presentation:class="notes" presentation:placeholder="true">
            <draw:text-box/>
          </draw:frame>
        </presentation:notes>
      </draw:page>
      <draw:page draw:name="page51" draw:style-name="dp1" draw:master-page-name="Default" presentation:presentation-page-layout-name="AL1T1">
        <draw:custom-shape draw:style-name="gr40" draw:text-style-name="P3" draw:layer="layout" svg:width="0.8cm" svg:height="0.6cm" svg:x="0.1cm" svg:y="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presentation:notes draw:style-name="dp2">
          <draw:page-thumbnail draw:style-name="gr2" draw:layer="layout" svg:width="19.798cm" svg:height="11.136cm" svg:x="0.6cm" svg:y="2.257cm" draw:page-number="51" presentation:class="page"/>
          <draw:frame presentation:style-name="pr2" draw:text-style-name="P4" draw:layer="layout" svg:width="16.799cm" svg:height="2cm" svg:x="2.1cm" svg:y="14.107cm" presentation:class="notes" presentation:placeholder="true">
            <draw:text-box/>
          </draw:frame>
        </presentation:notes>
      </draw:page>
      <draw:page draw:name="page52" draw:style-name="dp1" draw:master-page-name="Default" presentation:presentation-page-layout-name="AL1T1">
        <draw:custom-shape draw:style-name="gr41" draw:text-style-name="P3" draw:layer="layout" svg:width="0.8cm" svg:height="0.8cm" draw:transform="rotate (-1.5707963267949) translate (0.899cm 0.1cm)">
          <text:p/>
          <draw:enhanced-geometry svg:viewBox="0 0 21600 21600" draw:glue-points="10800 0 0 10800 10800 21600 21600 10800" draw:text-areas="0 3100 18500 18500" draw:type="flowchart-delay" draw:enhanced-path="M 10800 0 X 21600 10800 10800 21600 L 0 21600 0 0 Z N"/>
        </draw:custom-shape>
        <presentation:notes draw:style-name="dp2">
          <draw:page-thumbnail draw:style-name="gr2" draw:layer="layout" svg:width="19.798cm" svg:height="11.136cm" svg:x="0.6cm" svg:y="2.257cm" draw:page-number="52" presentation:class="page"/>
          <draw:frame presentation:style-name="pr2" draw:text-style-name="P4" draw:layer="layout" svg:width="16.799cm" svg:height="2cm" svg:x="2.1cm" svg:y="14.107cm" presentation:class="notes" presentation:placeholder="true">
            <draw:text-box/>
          </draw:frame>
        </presentation:notes>
      </draw:page>
      <draw:page draw:name="page53" draw:style-name="dp1" draw:master-page-name="Default" presentation:presentation-page-layout-name="AL1T1">
        <draw:custom-shape draw:style-name="gr42" draw:text-style-name="P3" draw:layer="layout" svg:width="0.8cm" svg:height="0.8cm" svg:x="0.1cm" svg:y="0.1cm">
          <text:p/>
          <draw:enhanced-geometry svg:viewBox="0 0 21600 21600" draw:glue-points="10800 0 0 10800 10800 21600 21600 10800" draw:text-areas="0 0 21600 17150" draw:type="flowchart-off-page-connector" draw:enhanced-path="M 0 0 L 21600 0 21600 17150 10800 21600 0 17150 0 0 Z N"/>
        </draw:custom-shape>
        <presentation:notes draw:style-name="dp2">
          <draw:page-thumbnail draw:style-name="gr2" draw:layer="layout" svg:width="19.798cm" svg:height="11.136cm" svg:x="0.6cm" svg:y="2.257cm" draw:page-number="53" presentation:class="page"/>
          <draw:frame presentation:style-name="pr2" draw:text-style-name="P2" draw:layer="layout" svg:width="16.799cm" svg:height="2cm" svg:x="2.1cm" svg:y="14.107cm" presentation:class="notes" presentation:placeholder="true">
            <draw:text-box/>
          </draw:frame>
        </presentation:notes>
      </draw:page>
      <draw:page draw:name="page54" draw:style-name="dp1" draw:master-page-name="Default" presentation:presentation-page-layout-name="AL1T1">
        <draw:custom-shape draw:style-name="gr43" draw:text-style-name="P3" draw:layer="layout" svg:width="0.8cm" svg:height="0.8cm" draw:transform="rotate (1.5707963267949) translate (0.099cm 0.9cm)">
          <text:p/>
          <draw:enhanced-geometry svg:viewBox="0 0 21600 21600" draw:glue-points="10800 0 0 10800 10800 21600 21600 10800" draw:text-areas="1060 3180 20540 18420" draw:type="flowchart-terminator" draw:enhanced-path="M 3470 21600 X 0 10800 3470 0 L 18130 0 X 21600 10800 18130 21600 Z N"/>
        </draw:custom-shape>
        <presentation:notes draw:style-name="dp2">
          <draw:page-thumbnail draw:style-name="gr2" draw:layer="layout" svg:width="19.798cm" svg:height="11.136cm" svg:x="0.6cm" svg:y="2.257cm" draw:page-number="54" presentation:class="page"/>
          <draw:frame presentation:style-name="pr2" draw:text-style-name="P2" draw:layer="layout" svg:width="16.799cm" svg:height="2cm" svg:x="2.1cm" svg:y="14.107cm" presentation:class="notes" presentation:placeholder="true">
            <draw:text-box/>
          </draw:frame>
        </presentation:notes>
      </draw:page>
      <draw:page draw:name="page55" draw:style-name="dp1" draw:master-page-name="Default" presentation:presentation-page-layout-name="AL1T1">
        <draw:custom-shape draw:style-name="gr44" draw:text-style-name="P3" draw:layer="layout" svg:width="0.8cm" svg:height="0.8cm" draw:transform="rotate (1.5707963267949) translate (0.099cm 0.9cm)">
          <text:p/>
          <draw:enhanced-geometry svg:viewBox="0 0 21600 21600" draw:glue-points="10800 0 0 10800 10800 21600 18000 10800" draw:text-areas="3600 0 18000 21600" draw:type="flowchart-stored-data" draw:enhanced-path="M 3600 21600 X 0 10800 3600 0 L 21600 0 X 18000 10800 21600 21600 Z N"/>
        </draw:custom-shape>
        <presentation:notes draw:style-name="dp2">
          <draw:page-thumbnail draw:style-name="gr2" draw:layer="layout" svg:width="19.798cm" svg:height="11.136cm" svg:x="0.6cm" svg:y="2.257cm" draw:page-number="55" presentation:class="page"/>
          <draw:frame presentation:style-name="pr2" draw:text-style-name="P2" draw:layer="layout" svg:width="16.799cm" svg:height="2cm" svg:x="2.1cm" svg:y="14.107cm" presentation:class="notes" presentation:placeholder="true">
            <draw:text-box/>
          </draw:frame>
        </presentation:notes>
      </draw:page>
      <draw:page draw:name="page56" draw:style-name="dp1" draw:master-page-name="Default" presentation:presentation-page-layout-name="AL1T1">
        <draw:custom-shape draw:style-name="gr45" draw:text-style-name="P3" draw:layer="layout" svg:width="0.8cm" svg:height="0.8cm" draw:transform="rotate (1.5707963267949) translate (0.099cm 0.9cm)">
          <text:p/>
          <draw:enhanced-geometry svg:viewBox="0 0 21600 21600" draw:glue-points="10800 0 0 10800 10800 21600 21600 10800" draw:text-areas="3600 0 17800 21600" draw:type="flowchart-display" draw:enhanced-path="M 3600 0 L 17800 0 X 21600 10800 17800 21600 L 3600 21600 0 10800 Z N"/>
        </draw:custom-shape>
        <presentation:notes draw:style-name="dp2">
          <draw:page-thumbnail draw:style-name="gr2" draw:layer="layout" svg:width="19.798cm" svg:height="11.136cm" svg:x="0.6cm" svg:y="2.257cm" draw:page-number="56" presentation:class="page"/>
          <draw:frame presentation:style-name="pr2" draw:text-style-name="P2" draw:layer="layout" svg:width="16.799cm" svg:height="2cm" svg:x="2.1cm" svg:y="14.107cm" presentation:class="notes" presentation:placeholder="true">
            <draw:text-box/>
          </draw:frame>
        </presentation:notes>
      </draw:page>
      <draw:page draw:name="page57" draw:style-name="dp1" draw:master-page-name="Default" presentation:presentation-page-layout-name="AL1T1">
        <draw:custom-shape draw:style-name="gr46" draw:text-style-name="P3" draw:layer="layout" svg:width="0.8cm" svg:height="0.7cm" draw:transform="rotate (-1.5707963267949) translate (0.85cm 0.1cm)">
          <text:p/>
          <draw:enhanced-geometry svg:viewBox="0 0 21600 21600" draw:text-areas="0 0 21600 21600" draw:type="chevron" draw:modifiers="16179.775280898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2" draw:layer="layout" svg:width="19.798cm" svg:height="11.136cm" svg:x="0.6cm" svg:y="2.257cm" draw:page-number="57" presentation:class="page"/>
          <draw:frame presentation:style-name="pr2" draw:text-style-name="P4" draw:layer="layout" svg:width="16.799cm" svg:height="2cm" svg:x="2.1cm" svg:y="14.107cm" presentation:class="notes" presentation:placeholder="true">
            <draw:text-box/>
          </draw:frame>
        </presentation:notes>
      </draw:page>
      <draw:page draw:name="page58" draw:style-name="dp1" draw:master-page-name="Default" presentation:presentation-page-layout-name="AL1T1">
        <draw:custom-shape draw:style-name="gr46" draw:text-style-name="P3" draw:layer="layout" svg:width="0.8cm" svg:height="0.7cm" svg:x="0.1cm" svg:y="0.15cm">
          <text:p/>
          <draw:enhanced-geometry svg:viewBox="0 0 21600 21600" draw:text-areas="0 0 21600 21600" draw:type="chevron" draw:modifiers="16179.775280898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2" draw:layer="layout" svg:width="19.798cm" svg:height="11.136cm" svg:x="0.6cm" svg:y="2.257cm" draw:page-number="58" presentation:class="page"/>
          <draw:frame presentation:style-name="pr2" draw:text-style-name="P4" draw:layer="layout" svg:width="16.799cm" svg:height="2cm" svg:x="2.1cm" svg:y="14.107cm" presentation:class="notes" presentation:placeholder="true">
            <draw:text-box/>
          </draw:frame>
        </presentation:notes>
      </draw:page>
      <draw:page draw:name="page59" draw:style-name="dp1" draw:master-page-name="Default" presentation:presentation-page-layout-name="AL1T1">
        <draw:custom-shape draw:style-name="gr47" draw:text-style-name="P3" draw:layer="layout" svg:width="0.8cm" svg:height="0.6cm" svg:x="0.1cm" svg:y="0.2cm">
          <text:p/>
          <draw:enhanced-geometry svg:viewBox="0 0 21600 21600" draw:glue-points="10800 2150 0 10800 10800 19890 21600 10800" draw:text-areas="0 4300 21600 21600" draw:type="flowchart-manual-input" draw:enhanced-path="M 0 4300 L 21600 0 21600 21600 0 21600 0 4300 Z N"/>
        </draw:custom-shape>
        <presentation:notes draw:style-name="dp2">
          <draw:page-thumbnail draw:style-name="gr2" draw:layer="layout" svg:width="19.798cm" svg:height="11.136cm" svg:x="0.6cm" svg:y="2.257cm" draw:page-number="59" presentation:class="page"/>
          <draw:frame presentation:style-name="pr2" draw:text-style-name="P2" draw:layer="layout" svg:width="16.799cm" svg:height="2cm" svg:x="2.1cm" svg:y="14.107cm" presentation:class="notes" presentation:placeholder="true">
            <draw:text-box/>
          </draw:frame>
        </presentation:notes>
      </draw:page>
      <draw:page draw:name="page60" draw:style-name="dp1" draw:master-page-name="Default" presentation:presentation-page-layout-name="AL1T1">
        <draw:custom-shape draw:style-name="gr47" draw:text-style-name="P3" draw:layer="layout" svg:width="0.8cm" svg:height="0.6cm" svg:x="0.1cm" svg:y="0.2cm">
          <text:p/>
          <draw:enhanced-geometry svg:viewBox="0 0 21600 21600" draw:glue-points="10800 0 0 10800 10800 21600 21600 10800" draw:text-areas="0 4300 21600 21600" draw:type="flowchart-card" draw:enhanced-path="M 4300 0 L 21600 0 21600 21600 0 21600 0 4300 4300 0 Z N"/>
        </draw:custom-shape>
        <presentation:notes draw:style-name="dp2">
          <draw:page-thumbnail draw:style-name="gr2" draw:layer="layout" svg:width="19.798cm" svg:height="11.136cm" svg:x="0.6cm" svg:y="2.257cm" draw:page-number="60" presentation:class="page"/>
          <draw:frame presentation:style-name="pr2" draw:text-style-name="P2" draw:layer="layout" svg:width="16.799cm" svg:height="2cm" svg:x="2.1cm" svg:y="14.107cm" presentation:class="notes" presentation:placeholder="true">
            <draw:text-box/>
          </draw:frame>
        </presentation:notes>
      </draw:page>
      <draw:page draw:name="page61" draw:style-name="dp1" draw:master-page-name="Default" presentation:presentation-page-layout-name="AL1T1">
        <draw:custom-shape draw:style-name="gr48" draw:text-style-name="P3" draw:layer="layout" svg:width="0.8cm" svg:height="0.6cm" svg:x="0.1cm" svg:y="0.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 draw:layer="layout" svg:width="19.798cm" svg:height="11.136cm" svg:x="0.6cm" svg:y="2.257cm" draw:page-number="61" presentation:class="page"/>
          <draw:frame presentation:style-name="pr2" draw:text-style-name="P2" draw:layer="layout" svg:width="16.799cm" svg:height="2cm" svg:x="2.1cm" svg:y="14.107cm" presentation:class="notes" presentation:placeholder="true">
            <draw:text-box/>
          </draw:frame>
        </presentation:notes>
      </draw:page>
      <draw:page draw:name="page62" draw:style-name="dp1" draw:master-page-name="Default" presentation:presentation-page-layout-name="AL1T1">
        <draw:custom-shape draw:style-name="gr49" draw:text-style-name="P3" draw:layer="layout" svg:width="0.8cm" svg:height="0.8cm" svg:x="0.1cm" svg:y="0.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presentation:notes draw:style-name="dp2">
          <draw:page-thumbnail draw:style-name="gr2" draw:layer="layout" svg:width="19.798cm" svg:height="11.136cm" svg:x="0.6cm" svg:y="2.257cm" draw:page-number="62" presentation:class="page"/>
          <draw:frame presentation:style-name="pr2" draw:text-style-name="P2" draw:layer="layout" svg:width="16.799cm" svg:height="2cm" svg:x="2.1cm" svg:y="14.107cm" presentation:class="notes" presentation:placeholder="true">
            <draw:text-box/>
          </draw:frame>
        </presentation:notes>
      </draw:page>
      <draw:page draw:name="page63" draw:style-name="dp1" draw:master-page-name="Default" presentation:presentation-page-layout-name="AL1T1">
        <draw:custom-shape draw:style-name="gr50" draw:text-style-name="P3" draw:layer="layout" svg:width="0.8cm" svg:height="0.6cm" svg:x="0.1cm" svg:y="0.1cm">
          <text:p/>
          <draw:enhanced-geometry svg:viewBox="0 0 21600 21600" draw:text-areas="800 800 20800 20800" draw:type="round-rectangular-callout" draw:modifiers="3829.21348314607 28572.37936772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8cm" svg:height="11.136cm" svg:x="0.6cm" svg:y="2.257cm" draw:page-number="63" presentation:class="page"/>
          <draw:frame presentation:style-name="pr2" draw:text-style-name="P2" draw:layer="layout" svg:width="16.799cm" svg:height="2cm" svg:x="2.1cm" svg:y="14.107cm" presentation:class="notes" presentation:placeholder="true">
            <draw:text-box/>
          </draw:frame>
        </presentation:notes>
      </draw:page>
      <draw:page draw:name="page64" draw:style-name="dp1" draw:master-page-name="Default" presentation:presentation-page-layout-name="AL1T1">
        <draw:custom-shape draw:style-name="gr51" draw:text-style-name="P5" draw:layer="layout" svg:width="0.8cm" svg:height="0.6cm" svg:x="0.1cm" svg:y="0.1cm">
          <text:p/>
          <draw:enhanced-geometry svg:viewBox="0 0 21600 21600" draw:glue-points="10800 0 0 10800 10800 21600 21600 10800 ?f40 ?f41" draw:text-areas="0 0 21600 21600" draw:type="rectangular-callout" draw:modifiers="2750.56179775281 28680.19966722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8cm" svg:height="11.136cm" svg:x="0.6cm" svg:y="2.257cm" draw:page-number="64" presentation:class="page"/>
          <draw:frame presentation:style-name="pr2" draw:text-style-name="P2" draw:layer="layout" svg:width="16.799cm" svg:height="2cm" svg:x="2.1cm" svg:y="14.107cm" presentation:class="notes" presentation:placeholder="true">
            <draw:text-box/>
          </draw:frame>
        </presentation:notes>
      </draw:page>
      <draw:page draw:name="page65" draw:style-name="dp1" draw:master-page-name="Default" presentation:presentation-page-layout-name="AL1T1">
        <draw:custom-shape draw:style-name="gr52" draw:text-style-name="P3" draw:layer="layout" svg:width="0.8cm" svg:height="0.6cm" svg:x="0.1cm" svg:y="0.1cm">
          <text:p/>
          <draw:enhanced-geometry svg:viewBox="0 0 21600 21600" draw:glue-points="10800 0 3160 3160 0 10800 3160 18440 10800 21600 18440 18440 21600 10800 18440 3160 ?f14 ?f15" draw:text-areas="3200 3200 18400 18400" draw:type="round-callout" draw:modifiers="4125.84269662921 27134.7753743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9.798cm" svg:height="11.136cm" svg:x="0.6cm" svg:y="2.257cm" draw:page-number="65" presentation:class="page"/>
          <draw:frame presentation:style-name="pr2" draw:text-style-name="P2" draw:layer="layout" svg:width="16.799cm" svg:height="2cm" svg:x="2.1cm" svg:y="14.107cm" presentation:class="notes" presentation:placeholder="true">
            <draw:text-box/>
          </draw:frame>
        </presentation:notes>
      </draw:page>
      <draw:page draw:name="page66" draw:style-name="dp1" draw:master-page-name="Default" presentation:presentation-page-layout-name="AL1T1">
        <draw:custom-shape draw:style-name="gr28" draw:text-style-name="P3" draw:layer="layout" svg:width="0.8cm" svg:height="0.6cm" svg:x="0.1cm" svg:y="0.1cm">
          <text:p/>
          <draw:enhanced-geometry svg:viewBox="0 0 21600 21600" draw:text-areas="3000 3320 17110 17330" draw:type="cloud-callout" draw:modifiers="4988.76404494382 27745.75707154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9.798cm" svg:height="11.136cm" svg:x="0.6cm" svg:y="2.257cm" draw:page-number="66" presentation:class="page"/>
          <draw:frame presentation:style-name="pr2" draw:text-style-name="P2" draw:layer="layout" svg:width="16.799cm" svg:height="2cm" svg:x="2.1cm" svg:y="14.107cm" presentation:class="notes" presentation:placeholder="true">
            <draw:text-box/>
          </draw:frame>
        </presentation:notes>
      </draw:page>
      <draw:page draw:name="page67" draw:style-name="dp1" draw:master-page-name="Default" presentation:presentation-page-layout-name="AL1T1">
        <draw:custom-shape draw:style-name="gr53" draw:text-style-name="P3" draw:layer="layout" svg:width="0.8cm" svg:height="0.4cm" svg:x="0.1cm" svg:y="0.3cm">
          <text:p/>
          <draw:enhanced-geometry svg:viewBox="0 0 21600 21600" draw:text-areas="?f7 ?f0 21600 ?f2" draw:type="left-arrow" draw:modifiers="6741.57303370787 5224.9376558603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67" presentation:class="page"/>
          <draw:frame presentation:style-name="pr2" draw:text-style-name="P4" draw:layer="layout" svg:width="16.799cm" svg:height="2cm" svg:x="2.1cm" svg:y="14.107cm" presentation:class="notes" presentation:placeholder="true">
            <draw:text-box/>
          </draw:frame>
        </presentation:notes>
      </draw:page>
      <draw:page draw:name="page68" draw:style-name="dp1" draw:master-page-name="Default" presentation:presentation-page-layout-name="AL1T1">
        <draw:custom-shape draw:style-name="gr53" draw:text-style-name="P3" draw:layer="layout" svg:width="0.8cm" svg:height="0.4cm" draw:transform="rotate (1.5707963267949) translate (0.3cm 0.9cm)">
          <text:p/>
          <draw:enhanced-geometry svg:viewBox="0 0 21600 21600" draw:text-areas="?f7 ?f0 21600 ?f2" draw:mirror-horizontal="false" draw:mirror-vertical="false" draw:type="left-arrow" draw:modifiers="6741.57303370787 5224.9376558603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68" presentation:class="page"/>
          <draw:frame presentation:style-name="pr2" draw:text-style-name="P4" draw:layer="layout" svg:width="16.799cm" svg:height="2cm" svg:x="2.1cm" svg:y="14.107cm" presentation:class="notes" presentation:placeholder="true">
            <draw:text-box/>
          </draw:frame>
        </presentation:notes>
      </draw:page>
      <draw:page draw:name="page69" draw:style-name="dp1" draw:master-page-name="Default" presentation:presentation-page-layout-name="AL1T1">
        <draw:custom-shape draw:style-name="gr53" draw:text-style-name="P3" draw:layer="layout" svg:width="0.8cm" svg:height="0.4cm" draw:transform="rotate (-3.14159265358979) translate (0.9cm 0.698cm)">
          <text:p/>
          <draw:enhanced-geometry svg:viewBox="0 0 21600 21600" draw:text-areas="?f7 ?f0 21600 ?f2" draw:mirror-horizontal="false" draw:mirror-vertical="false" draw:type="left-arrow" draw:modifiers="6741.57303370787 5224.9376558603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69" presentation:class="page"/>
          <draw:frame presentation:style-name="pr2" draw:text-style-name="P4" draw:layer="layout" svg:width="16.799cm" svg:height="2cm" svg:x="2.1cm" svg:y="14.107cm" presentation:class="notes" presentation:placeholder="true">
            <draw:text-box/>
          </draw:frame>
        </presentation:notes>
      </draw:page>
      <draw:page draw:name="page70" draw:style-name="dp1" draw:master-page-name="Default" presentation:presentation-page-layout-name="AL1T1">
        <draw:custom-shape draw:style-name="gr53" draw:text-style-name="P3" draw:layer="layout" svg:width="0.8cm" svg:height="0.4cm" draw:transform="rotate (-1.5707963267949) translate (0.7cm 0.1cm)">
          <text:p/>
          <draw:enhanced-geometry svg:viewBox="0 0 21600 21600" draw:text-areas="?f7 ?f0 21600 ?f2" draw:mirror-horizontal="false" draw:mirror-vertical="false" draw:type="left-arrow" draw:modifiers="6741.57303370787 5224.9376558603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70" presentation:class="page"/>
          <draw:frame presentation:style-name="pr2" draw:text-style-name="P4" draw:layer="layout" svg:width="16.799cm" svg:height="2cm" svg:x="2.1cm" svg:y="14.107cm" presentation:class="notes" presentation:placeholder="true">
            <draw:text-box/>
          </draw:frame>
        </presentation:notes>
      </draw:page>
      <draw:page draw:name="page71" draw:style-name="dp1" draw:master-page-name="Default" presentation:presentation-page-layout-name="AL1T1">
        <draw:custom-shape draw:style-name="gr54" draw:text-style-name="P3" draw:layer="layout" svg:width="0.8cm" svg:height="0.4cm" svg:x="0.1cm" svg:y="0.3cm">
          <text:p/>
          <draw:enhanced-geometry svg:viewBox="0 0 21600 21600" draw:text-areas="?f5 ?f1 ?f6 ?f3" draw:type="left-right-arrow" draw:modifiers="4934.83146067416 5386.5336658354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9.798cm" svg:height="11.136cm" svg:x="0.6cm" svg:y="2.257cm" draw:page-number="71" presentation:class="page"/>
          <draw:frame presentation:style-name="pr2" draw:text-style-name="P2" draw:layer="layout" svg:width="16.799cm" svg:height="2cm" svg:x="2.1cm" svg:y="14.107cm" presentation:class="notes" presentation:placeholder="true">
            <draw:text-box/>
          </draw:frame>
        </presentation:notes>
      </draw:page>
      <draw:page draw:name="page72" draw:style-name="dp1" draw:master-page-name="Default" presentation:presentation-page-layout-name="AL1T1">
        <draw:custom-shape draw:style-name="gr55" draw:text-style-name="P3" draw:layer="layout" svg:width="0.8cm" svg:height="0.4cm" draw:transform="rotate (1.5707963267949) translate (0.301cm 0.901cm)">
          <text:p/>
          <draw:enhanced-geometry svg:viewBox="0 0 21600 21600" draw:text-areas="?f5 ?f1 ?f6 ?f3" draw:type="left-right-arrow" draw:modifiers="4934.83146067416 5386.5336658354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9.798cm" svg:height="11.136cm" svg:x="0.6cm" svg:y="2.257cm" draw:page-number="72" presentation:class="page"/>
          <draw:frame presentation:style-name="pr2" draw:text-style-name="P2" draw:layer="layout" svg:width="16.799cm" svg:height="2cm" svg:x="2.1cm" svg:y="14.107cm" presentation:class="notes" presentation:placeholder="true">
            <draw:text-box/>
          </draw:frame>
        </presentation:notes>
      </draw:page>
      <draw:page draw:name="page73" draw:style-name="dp1" draw:master-page-name="Default" presentation:presentation-page-layout-name="AL1T1">
        <draw:custom-shape draw:style-name="gr34" draw:text-style-name="P3" draw:layer="layout" svg:width="0.8cm" svg:height="0.8cm" svg:x="0.1cm" svg:y="0.1cm">
          <text:p/>
          <draw:enhanced-geometry svg:viewBox="0 0 21600 21600" draw:mirror-horizontal="true" draw:text-areas="?f2 ?f7 ?f1 ?f1 ?f7 ?f2 ?f1 ?f1" draw:type="mso-spt89" draw:modifiers="11083.1460674157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presentation:notes draw:style-name="dp2">
          <draw:page-thumbnail draw:style-name="gr2" draw:layer="layout" svg:width="19.798cm" svg:height="11.136cm" svg:x="0.6cm" svg:y="2.257cm" draw:page-number="73" presentation:class="page"/>
          <draw:frame presentation:style-name="pr2" draw:text-style-name="P2" draw:layer="layout" svg:width="16.799cm" svg:height="2cm" svg:x="2.1cm" svg:y="14.107cm" presentation:class="notes" presentation:placeholder="true">
            <draw:text-box/>
          </draw:frame>
        </presentation:notes>
      </draw:page>
      <draw:page draw:name="page74" draw:style-name="dp1" draw:master-page-name="Default" presentation:presentation-page-layout-name="AL1T1">
        <draw:custom-shape draw:style-name="gr56" draw:text-style-name="P3" draw:layer="layout" svg:width="0.8cm" svg:height="0.8cm" svg:x="0cm" svg:y="0.1cm">
          <text:p/>
          <draw:enhanced-geometry draw:text-areas="?f2 ?f2 ?f5 ?f4 ?f2 ?f0 ?f4 ?f5" draw:glue-points="?f2 ?f2 ?f5 ?f4 ?f2 ?f0 ?f4 ?f5" draw:glue-point-type="rectangle" draw:type="mso-spt100" draw:modifiers="6930.33707865169 9761.79775280899 4934.83146067416"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presentation:notes draw:style-name="dp2">
          <draw:page-thumbnail draw:style-name="gr2" draw:layer="layout" svg:width="19.798cm" svg:height="11.136cm" svg:x="0.6cm" svg:y="2.257cm" draw:page-number="74" presentation:class="page"/>
          <draw:frame presentation:style-name="pr2" draw:text-style-name="P2" draw:layer="layout" svg:width="16.799cm" svg:height="2cm" svg:x="2.1cm" svg:y="14.107cm" presentation:class="notes" presentation:placeholder="true">
            <draw:text-box/>
          </draw:frame>
        </presentation:notes>
      </draw:page>
      <draw:page draw:name="page75" draw:style-name="dp1" draw:master-page-name="Default" presentation:presentation-page-layout-name="AL1T1">
        <draw:custom-shape draw:style-name="gr57" draw:text-style-name="P3" draw:layer="layout" svg:width="0.8cm" svg:height="0.8cm" svg:x="0.1cm" svg:y="0.1cm">
          <text:p/>
          <draw:enhanced-geometry svg:viewBox="0 0 21600 21600" draw:text-areas="0 0 21600 21600" draw:type="quad-arrow" draw:modifiers="6876.40449438202 9330.33707865168 4044.94382022472"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presentation:notes draw:style-name="dp2">
          <draw:page-thumbnail draw:style-name="gr2" draw:layer="layout" svg:width="19.798cm" svg:height="11.136cm" svg:x="0.6cm" svg:y="2.257cm" draw:page-number="75" presentation:class="page"/>
          <draw:frame presentation:style-name="pr2" draw:text-style-name="P2" draw:layer="layout" svg:width="16.799cm" svg:height="2cm" svg:x="2.1cm" svg:y="14.107cm" presentation:class="notes" presentation:placeholder="true">
            <draw:text-box/>
          </draw:frame>
        </presentation:notes>
      </draw:page>
      <draw:page draw:name="page76" draw:style-name="dp1" draw:master-page-name="Default" presentation:presentation-page-layout-name="AL1T1">
        <draw:custom-shape draw:style-name="gr34" draw:text-style-name="P3" draw:layer="layout" svg:width="0.8cm" svg:height="0.8cm" svg:x="0.1cm" svg:y="0.1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9.798cm" svg:height="11.136cm" svg:x="0.6cm" svg:y="2.257cm" draw:page-number="76" presentation:class="page"/>
          <draw:frame presentation:style-name="pr2" draw:text-style-name="P2" draw:layer="layout" svg:width="16.799cm" svg:height="2cm" svg:x="2.1cm" svg:y="14.107cm" presentation:class="notes" presentation:placeholder="true">
            <draw:text-box/>
          </draw:frame>
        </presentation:notes>
      </draw:page>
      <draw:page draw:name="page77" draw:style-name="dp1" draw:master-page-name="Default" presentation:presentation-page-layout-name="AL1T1">
        <draw:custom-shape draw:style-name="gr34" draw:text-style-name="P3" draw:layer="layout" svg:width="0.8cm" svg:height="0.8cm" svg:x="0.1cm" svg:y="0.1cm">
          <text:p/>
          <draw:enhanced-geometry svg:viewBox="0 0 787 799" draw:type="non-primitive" draw:enhanced-path="M 439 12 L 535 102 391 246 252 108 349 12 0 0 12 348 108 258 282 433 282 799 511 799 511 427 685 252 781 348 787 0 439 12 Z N"/>
        </draw:custom-shape>
        <presentation:notes draw:style-name="dp2">
          <draw:page-thumbnail draw:style-name="gr2" draw:layer="layout" svg:width="19.798cm" svg:height="11.136cm" svg:x="0.6cm" svg:y="2.257cm" draw:page-number="77" presentation:class="page"/>
          <draw:frame presentation:style-name="pr2" draw:text-style-name="P2" draw:layer="layout" svg:width="16.799cm" svg:height="2cm" svg:x="2.1cm" svg:y="14.107cm" presentation:class="notes" presentation:placeholder="true">
            <draw:text-box/>
          </draw:frame>
        </presentation:notes>
      </draw:page>
      <draw:page draw:name="page78" draw:style-name="dp1" draw:master-page-name="Default" presentation:presentation-page-layout-name="AL1T1">
        <draw:custom-shape draw:style-name="gr58" draw:text-style-name="P3" draw:layer="layout" svg:width="0.8cm" svg:height="0.4cm" svg:x="0.1cm" svg:y="0.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9.798cm" svg:height="11.136cm" svg:x="0.6cm" svg:y="2.257cm" draw:page-number="78" presentation:class="page"/>
          <draw:frame presentation:style-name="pr2" draw:text-style-name="P2" draw:layer="layout" svg:width="16.799cm" svg:height="2cm" svg:x="2.1cm" svg:y="14.107cm" presentation:class="notes" presentation:placeholder="true">
            <draw:text-box/>
          </draw:frame>
        </presentation:notes>
      </draw:page>
      <draw:page draw:name="page79" draw:style-name="dp1" draw:master-page-name="Default" presentation:presentation-page-layout-name="AL1T1">
        <draw:custom-shape draw:style-name="gr59" draw:text-style-name="P3" draw:layer="layout" svg:width="0.8cm" svg:height="0.4cm" svg:x="0.1cm" svg:y="0.3cm">
          <text:p/>
          <draw:enhanced-geometry svg:viewBox="0 0 21600 21600" draw:text-areas="?f5 ?f1 ?f6 ?f2" draw:type="notched-right-arrow" draw:modifiers="15694.3820224719 6302.2443890274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79" presentation:class="page"/>
          <draw:frame presentation:style-name="pr2" draw:text-style-name="P2" draw:layer="layout" svg:width="16.799cm" svg:height="2cm" svg:x="2.1cm" svg:y="14.107cm" presentation:class="notes" presentation:placeholder="true">
            <draw:text-box/>
          </draw:frame>
        </presentation:notes>
      </draw:page>
      <draw:page draw:name="page80" draw:style-name="dp1" draw:master-page-name="Default" presentation:presentation-page-layout-name="AL1T1">
        <draw:custom-shape draw:style-name="gr60" draw:text-style-name="P3" draw:layer="layout" svg:width="0.65cm" svg:height="0.65cm" svg:x="0.175cm" svg:y="0.1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9.798cm" svg:height="11.136cm" svg:x="0.6cm" svg:y="2.257cm" draw:page-number="80" presentation:class="page"/>
          <draw:frame presentation:style-name="pr2" draw:text-style-name="P4" draw:layer="layout" svg:width="16.799cm" svg:height="2cm" svg:x="2.1cm" svg:y="14.107cm" presentation:class="notes" presentation:placeholder="true">
            <draw:text-box/>
          </draw:frame>
        </presentation:notes>
      </draw:page>
      <draw:page draw:name="page81" draw:style-name="dp1" draw:master-page-name="Default" presentation:presentation-page-layout-name="AL1T1">
        <draw:custom-shape draw:style-name="gr34" draw:text-style-name="P3" draw:layer="layout" svg:width="0.8cm" svg:height="0.8cm" svg:x="0.1cm" svg:y="0.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9.798cm" svg:height="11.136cm" svg:x="0.6cm" svg:y="2.257cm" draw:page-number="81" presentation:class="page"/>
          <draw:frame presentation:style-name="pr2" draw:text-style-name="P2" draw:layer="layout" svg:width="16.799cm" svg:height="2cm" svg:x="2.1cm" svg:y="14.107cm" presentation:class="notes" presentation:placeholder="true">
            <draw:text-box/>
          </draw:frame>
        </presentation:notes>
      </draw:page>
      <draw:page draw:name="page82" draw:style-name="dp1" draw:master-page-name="Default" presentation:presentation-page-layout-name="AL1T1">
        <draw:custom-shape draw:style-name="gr61" draw:text-style-name="P3" draw:layer="layout" svg:width="0.8cm" svg:height="0.6cm" svg:x="0.1cm" svg:y="0.2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presentation:notes draw:style-name="dp2">
          <draw:page-thumbnail draw:style-name="gr2" draw:layer="layout" svg:width="19.798cm" svg:height="11.136cm" svg:x="0.6cm" svg:y="2.257cm" draw:page-number="82" presentation:class="page"/>
          <draw:frame presentation:style-name="pr2" draw:text-style-name="P2" draw:layer="layout" svg:width="16.799cm" svg:height="2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2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000000238418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018cm" fo:margin-bottom="0cm" fo:text-indent="0cm"/>
      <style:text-properties fo:font-size="1.39999997615814pt" style:font-size-asian="28pt" style:font-size-complex="28pt"/>
    </style:style>
    <style:style style:name="Default-outline3" style:family="presentation" style:parent-style-name="Default-outline2">
      <style:paragraph-properties fo:margin-left="0cm" fo:margin-right="0cm" fo:margin-top="0.012cm" fo:margin-bottom="0cm" fo:text-indent="0cm"/>
      <style:text-properties fo:font-size="1.20000004768372pt" style:font-size-asian="24pt" style:font-size-complex="24pt"/>
    </style:style>
    <style:style style:name="Default-outline4" style:family="presentation" style:parent-style-name="Default-outline3">
      <style:paragraph-properties fo:margin-left="0cm" fo:margin-right="0cm" fo:margin-top="0.009cm" fo:margin-bottom="0cm" fo:text-indent="0cm"/>
      <style:text-properties fo:font-size="1pt" style:font-size-asian="20pt" style:font-size-complex="20pt"/>
    </style:style>
    <style:style style:name="Default-outline5" style:family="presentation" style:parent-style-name="Default-outline4">
      <style:paragraph-properties fo:margin-left="0cm" fo:margin-right="0cm" fo:margin-top="0.004cm" fo:margin-bottom="0cm" fo:text-indent="0cm"/>
      <style:text-properties fo:font-size="1pt" style:font-size-asian="20pt" style:font-size-complex="20pt"/>
    </style:style>
    <style:style style:name="Default-outline6" style:family="presentation" style:parent-style-name="Default-outline5">
      <style:paragraph-properties fo:margin-left="0cm" fo:margin-right="0cm" fo:margin-top="0.004cm" fo:margin-bottom="0cm" fo:text-indent="0cm"/>
      <style:text-properties fo:font-size="1pt" style:font-size-asian="20pt" style:font-size-complex="20pt"/>
    </style:style>
    <style:style style:name="Default-outline7" style:family="presentation" style:parent-style-name="Default-outline6">
      <style:paragraph-properties fo:margin-left="0cm" fo:margin-right="0cm" fo:margin-top="0.004cm" fo:margin-bottom="0cm" fo:text-indent="0cm"/>
      <style:text-properties fo:font-size="1pt" style:font-size-asian="20pt" style:font-size-complex="20pt"/>
    </style:style>
    <style:style style:name="Default-outline8" style:family="presentation" style:parent-style-name="Default-outline7">
      <style:paragraph-properties fo:margin-left="0cm" fo:margin-right="0cm" fo:margin-top="0.004cm" fo:margin-bottom="0cm" fo:text-indent="0cm"/>
      <style:text-properties fo:font-size="1pt" style:font-size-asian="20pt" style:font-size-complex="20pt"/>
    </style:style>
    <style:style style:name="Default-outline9" style:family="presentation" style:parent-style-name="Default-outline8">
      <style:paragraph-properties fo:margin-left="0cm" fo:margin-right="0cm" fo:margin-top="0.004cm" fo:margin-bottom="0cm" fo:text-indent="0cm"/>
      <style:text-properties fo:font-size="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000000476837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1cm" fo:margin-bottom="0.1cm" fo:margin-left="0.1cm" fo:margin-right="0.1cm" fo:page-width="1cm" fo:page-height="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draw:frame presentation:style-name="Default-title" draw:layer="backgroundobjects" svg:width="0.72cm" svg:height="0.133cm" svg:x="0.14cm" svg:y="0.132cm" presentation:class="title" presentation:placeholder="true">
        <draw:text-box/>
      </draw:frame>
      <draw:frame presentation:style-name="Default-outline1" draw:layer="backgroundobjects" svg:width="0.72cm" svg:height="0.464cm" svg:x="0.14cm" svg:y="0.285cm" presentation:class="outline" presentation:placeholder="true">
        <draw:text-box/>
      </draw:frame>
      <draw:frame presentation:style-name="Mpr1" draw:text-style-name="MP2" draw:layer="backgroundobjects" svg:width="0.187cm" svg:height="0.056cm" svg:x="0.14cm" svg:y="0.828cm" presentation:class="date-time">
        <draw:text-box>
          <text:p text:style-name="MP1"><presentation:date-time/></text:p>
        </draw:text-box>
      </draw:frame>
      <draw:frame presentation:style-name="Mpr1" draw:text-style-name="MP6" draw:layer="backgroundobjects" svg:width="0.254cm" svg:height="0.056cm" svg:x="0.373cm" svg:y="0.828cm" presentation:class="footer">
        <draw:text-box>
          <text:p text:style-name="MP5"><presentation:footer/></text:p>
        </draw:text-box>
      </draw:frame>
      <draw:frame presentation:style-name="Mpr1" draw:text-style-name="MP4" draw:layer="backgroundobjects" svg:width="0.187cm" svg:height="0.056cm" svg:x="0.672cm" svg:y="0.82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31T09:33:40.601804016</meta:creation-date>
    <dc:date>2019-10-31T12:22:55.860502707</dc:date>
    <meta:editing-duration>PT2H5M7S</meta:editing-duration>
    <meta:editing-cycles>38</meta:editing-cycles>
    <meta:generator>LibreOffice/6.0.7.3$Linux_X86_64 LibreOffice_project/00m0$Build-3</meta:generator>
    <meta:document-statistic meta:object-count="267"/>
  </office:meta>
</office:document-meta>
</file>